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9D0000015E34831C08.jpg" manifest:media-type=""/>
  <manifest:file-entry manifest:full-path="Pictures/10000201000000580000001FED1EC38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OpenSymbol" svg:font-family="OpenSymbol"/>
    <style:font-face style:name="ＭＳ 明朝" svg:font-family="'ＭＳ 明朝', 'MS Mincho'" style:font-family-generic="roman"/>
    <style:font-face style:name="ＭＳ....." svg:font-family="ＭＳ....., ＭＳt..." style:font-family-generic="swiss"/>
    <style:font-face style:name="Courier New" svg:font-family="'Courier New'" style:font-family-generic="modern" style:font-pitch="fixed"/>
    <style:font-face style:name="IPAゴシック2" svg:font-family="IPAゴシック" style:font-family-generic="modern" style:font-pitch="fixed"/>
    <style:font-face style:name="IPAゴシック" svg:font-family="IPAゴシック" style:font-adornments="太字" style:font-family-generic="modern" style:font-pitch="fixed"/>
    <style:font-face style:name="IPAゴシック1" svg:font-family="IPAゴシック" style:font-adornments="標準" style:font-family-generic="modern" style:font-pitch="fixed"/>
    <style:font-face style:name="ＭＳ ゴシック" svg:font-family="'ＭＳ ゴシック', 'MS Gothic'" style:font-family-generic="modern" style:font-pitch="fixed"/>
    <style:font-face style:name="ＭＳ Ｐゴシック1" svg:font-family="'ＭＳ Ｐゴシック'" style:font-family-generic="modern" style:font-pitch="fixed"/>
    <style:font-face style:name="Mangal" svg:font-family="Mangal" style:font-pitch="variable"/>
    <style:font-face style:name="IPA Pゴシック1" svg:font-family="'IPA Pゴシック'" style:font-family-generic="modern" style:font-pitch="variable"/>
    <style:font-face style:name="IPA Pゴシック" svg:font-family="'IPA Pゴシック'" style:font-adornments="標準" style:font-family-generic="modern" style:font-pitch="variable"/>
    <style:font-face style:name="IPAゴシック3" svg:font-family="IPAゴシック" style:font-family-generic="modern" style:font-pitch="variable"/>
    <style:font-face style:name="Times New Roman1" svg:font-family="'Times New Roman'" style:font-family-generic="modern" style:font-pitch="variable"/>
    <style:font-face style:name="ＭＳ ゴシック1" svg:font-family="'ＭＳ ゴシック', 'MS Goth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2" style:family="table">
      <style:table-properties style:width="16.272cm" fo:margin-left="0.743cm" table:align="left" style:writing-mode="lr-tb"/>
    </style:style>
    <style:style style:name="表2.A" style:family="table-column">
      <style:table-column-properties style:column-width="1.499cm"/>
    </style:style>
    <style:style style:name="表2.B" style:family="table-column">
      <style:table-column-properties style:column-width="2.178cm"/>
    </style:style>
    <style:style style:name="表2.C" style:family="table-column">
      <style:table-column-properties style:column-width="12.594cm"/>
    </style:style>
    <style:style style:name="表2.1" style:family="table-row">
      <style:table-row-properties fo:keep-together="auto"/>
    </style:style>
    <style:style style:name="表2.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表2.C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表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ライセンス" style:family="table">
      <style:table-properties style:width="17cm" table:align="margins" fo:keep-with-next="always"/>
    </style:style>
    <style:style style:name="ライセンス.A" style:family="table-column">
      <style:table-column-properties style:column-width="17cm" style:rel-column-width="65535*"/>
    </style:style>
    <style:style style:name="ライセンス.1" style:family="table-row">
      <style:table-row-properties style:min-row-height="5.741cm"/>
    </style:style>
    <style:style style:name="ライセンス.A1" style:family="table-cell">
      <style:table-cell-properties fo:padding="0.097cm" fo:border="0.05pt solid #000000"/>
    </style:style>
    <style:style style:name="表5" style:family="table">
      <style:table-properties style:width="15.346cm" fo:margin-left="1.281cm" table:align="left"/>
    </style:style>
    <style:style style:name="表5.A" style:family="table-column">
      <style:table-column-properties style:column-width="1.111cm"/>
    </style:style>
    <style:style style:name="表5.B" style:family="table-column">
      <style:table-column-properties style:column-width="3.36cm"/>
    </style:style>
    <style:style style:name="表5.C" style:family="table-column">
      <style:table-column-properties style:column-width="10.874cm"/>
    </style:style>
    <style:style style:name="表5.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5.C1" style:family="table-cell">
      <style:table-cell-properties fo:background-color="#c0c0c0" fo:padding="0.097cm" fo:border="0.05pt solid #000000">
        <style:background-image/>
      </style:table-cell-properties>
    </style:style>
    <style:style style:name="表5.A2" style:family="table-cell">
      <style:table-cell-properties fo:padding="0.097cm" fo:border-left="0.05pt solid #000000" fo:border-right="none" fo:border-top="none" fo:border-bottom="0.05pt solid #000000"/>
    </style:style>
    <style:style style:name="表5.B2" style:family="table-cell">
      <style:table-cell-properties fo:padding="0.097cm" fo:border-left="0.05pt solid #000000" fo:border-right="none" fo:border-top="none" fo:border-bottom="0.05pt solid #000000"/>
    </style:style>
    <style:style style:name="表5.C2" style:family="table-cell">
      <style:table-cell-properties fo:padding="0.097cm" fo:border-left="0.05pt solid #000000" fo:border-right="0.05pt solid #000000" fo:border-top="none" fo:border-bottom="0.05pt solid #000000"/>
    </style:style>
    <style:style style:name="表5.A3" style:family="table-cell">
      <style:table-cell-properties fo:padding="0.097cm" fo:border-left="0.05pt solid #000000" fo:border-right="none" fo:border-top="none" fo:border-bottom="0.05pt solid #000000"/>
    </style:style>
    <style:style style:name="表5.B3" style:family="table-cell">
      <style:table-cell-properties fo:padding="0.097cm" fo:border-left="0.05pt solid #000000" fo:border-right="none" fo:border-top="none" fo:border-bottom="0.05pt solid #000000"/>
    </style:style>
    <style:style style:name="表5.C3" style:family="table-cell">
      <style:table-cell-properties fo:padding="0.097cm" fo:border-left="0.05pt solid #000000" fo:border-right="0.05pt solid #000000" fo:border-top="none" fo:border-bottom="0.05pt solid #000000"/>
    </style:style>
    <style:style style:name="表5.A4" style:family="table-cell">
      <style:table-cell-properties fo:padding="0.097cm" fo:border-left="0.05pt solid #000000" fo:border-right="none" fo:border-top="none" fo:border-bottom="0.05pt solid #000000"/>
    </style:style>
    <style:style style:name="表5.B4" style:family="table-cell">
      <style:table-cell-properties fo:padding="0.097cm" fo:border-left="0.05pt solid #000000" fo:border-right="none" fo:border-top="none" fo:border-bottom="0.05pt solid #000000"/>
    </style:style>
    <style:style style:name="表5.C4" style:family="table-cell">
      <style:table-cell-properties fo:padding="0.097cm" fo:border-left="0.05pt solid #000000" fo:border-right="0.05pt solid #000000" fo:border-top="none" fo:border-bottom="0.05pt solid #000000"/>
    </style:style>
    <style:style style:name="表6" style:family="table">
      <style:table-properties style:width="8.467cm" fo:margin-left="4.694cm" table:align="left"/>
    </style:style>
    <style:style style:name="表6.A" style:family="table-column">
      <style:table-column-properties style:column-width="4.207cm"/>
    </style:style>
    <style:style style:name="表6.B" style:family="table-column">
      <style:table-column-properties style:column-width="4.26cm"/>
    </style:style>
    <style:style style:name="表6.A1" style:family="table-cell">
      <style:table-cell-properties fo:background-color="#cccccc" fo:padding="0.097cm" fo:border-left="0.05pt solid #000000" fo:border-right="none" fo:border-top="0.05pt solid #000000" fo:border-bottom="0.05pt solid #000000">
        <style:background-image/>
      </style:table-cell-properties>
    </style:style>
    <style:style style:name="表6.B1" style:family="table-cell">
      <style:table-cell-properties fo:background-color="#cccccc" fo:padding="0.097cm" fo:border="0.05pt solid #000000">
        <style:background-image/>
      </style:table-cell-properties>
    </style:style>
    <style:style style:name="表6.A2" style:family="table-cell">
      <style:table-cell-properties fo:padding="0.097cm" fo:border-left="0.05pt solid #000000" fo:border-right="none" fo:border-top="none" fo:border-bottom="0.05pt solid #000000"/>
    </style:style>
    <style:style style:name="表6.B2" style:family="table-cell">
      <style:table-cell-properties fo:padding="0.097cm" fo:border-left="0.05pt solid #000000" fo:border-right="0.05pt solid #000000" fo:border-top="none" fo:border-bottom="0.05pt solid #000000"/>
    </style:style>
    <style:style style:name="表6.A3" style:family="table-cell">
      <style:table-cell-properties fo:padding="0.097cm" fo:border-left="0.05pt solid #000000" fo:border-right="none" fo:border-top="none" fo:border-bottom="0.05pt solid #000000"/>
    </style:style>
    <style:style style:name="表6.B3" style:family="table-cell">
      <style:table-cell-properties fo:padding="0.097cm" fo:border-left="0.05pt solid #000000" fo:border-right="0.05pt solid #000000" fo:border-top="none" fo:border-bottom="0.05pt solid #000000"/>
    </style:style>
    <style:style style:name="表3" style:family="table">
      <style:table-properties style:width="8.467cm" fo:margin-left="4.694cm" table:align="left"/>
    </style:style>
    <style:style style:name="表3.A" style:family="table-column">
      <style:table-column-properties style:column-width="4.207cm"/>
    </style:style>
    <style:style style:name="表3.B" style:family="table-column">
      <style:table-column-properties style:column-width="4.26cm"/>
    </style:style>
    <style:style style:name="表3.A1" style:family="table-cell">
      <style:table-cell-properties fo:background-color="#cccccc" fo:padding="0.097cm" fo:border-left="0.05pt solid #000000" fo:border-right="none" fo:border-top="0.05pt solid #000000" fo:border-bottom="0.05pt solid #000000">
        <style:background-image/>
      </style:table-cell-properties>
    </style:style>
    <style:style style:name="表3.B1" style:family="table-cell">
      <style:table-cell-properties fo:background-color="#cccccc" fo:padding="0.097cm" fo:border="0.05pt solid #000000">
        <style:background-image/>
      </style:table-cell-properties>
    </style:style>
    <style:style style:name="表3.A2" style:family="table-cell">
      <style:table-cell-properties fo:padding="0.097cm" fo:border-left="0.05pt solid #000000" fo:border-right="none" fo:border-top="none" fo:border-bottom="0.05pt solid #000000"/>
    </style:style>
    <style:style style:name="表3.B2" style:family="table-cell">
      <style:table-cell-properties fo:padding="0.097cm" fo:border-left="0.05pt solid #000000" fo:border-right="0.05pt solid #000000" fo:border-top="none" fo:border-bottom="0.05pt solid #000000"/>
    </style:style>
    <style:style style:name="表3.A3" style:family="table-cell">
      <style:table-cell-properties fo:padding="0.097cm" fo:border-left="0.05pt solid #000000" fo:border-right="none" fo:border-top="none" fo:border-bottom="0.05pt solid #000000"/>
    </style:style>
    <style:style style:name="表3.B3" style:family="table-cell">
      <style:table-cell-properties fo:padding="0.097cm" fo:border-left="0.05pt solid #000000" fo:border-right="0.05pt solid #000000" fo:border-top="none" fo:border-bottom="0.05pt solid #000000"/>
    </style:style>
    <style:style style:name="表1" style:family="table">
      <style:table-properties style:width="14.526cm" fo:margin-left="0.751cm" table:align="left" fo:keep-with-next="always"/>
    </style:style>
    <style:style style:name="表1.A" style:family="table-column">
      <style:table-column-properties style:column-width="2.646cm"/>
    </style:style>
    <style:style style:name="表1.B" style:family="table-column">
      <style:table-column-properties style:column-width="4.763cm"/>
    </style:style>
    <style:style style:name="表1.C" style:family="table-column">
      <style:table-column-properties style:column-width="2.725cm"/>
    </style:style>
    <style:style style:name="表1.D" style:family="table-column">
      <style:table-column-properties style:column-width="4.392cm"/>
    </style:style>
    <style:style style:name="表1.A1" style:family="table-cell">
      <style:table-cell-properties fo:padding="0.097cm" fo:border-left="0.05pt solid #000000" fo:border-right="none" fo:border-top="0.05pt solid #000000" fo:border-bottom="0.05pt solid #000000"/>
    </style:style>
    <style:style style:name="表1.C1" style:family="table-cell">
      <style:table-cell-properties fo:padding="0.097cm" fo:border="0.05pt solid #000000"/>
    </style:style>
    <style:style style:name="表1.A2" style:family="table-cell">
      <style:table-cell-properties fo:padding="0.097cm" fo:border-left="0.05pt solid #000000" fo:border-right="none" fo:border-top="none" fo:border-bottom="0.05pt solid #000000"/>
    </style:style>
    <style:style style:name="表1.D2" style:family="table-cell">
      <style:table-cell-properties fo:padding="0.097cm" fo:border-left="0.05pt solid #000000" fo:border-right="0.05pt solid #000000" fo:border-top="none" fo:border-bottom="0.05pt solid #000000"/>
    </style:style>
    <style:style style:name="表7" style:family="table">
      <style:table-properties style:width="15.686cm" table:align="right" fo:keep-with-next="always"/>
    </style:style>
    <style:style style:name="表7.A" style:family="table-column">
      <style:table-column-properties style:column-width="15.686cm"/>
    </style:style>
    <style:style style:name="表7.A1" style:family="table-cell">
      <style:table-cell-properties fo:padding="0.097cm" fo:border="0.05pt solid #000000"/>
    </style:style>
    <style:style style:name="表8" style:family="table">
      <style:table-properties style:width="15.73cm" fo:margin-left="1.286cm" table:align="left"/>
    </style:style>
    <style:style style:name="表8.A" style:family="table-column">
      <style:table-column-properties style:column-width="15.73cm"/>
    </style:style>
    <style:style style:name="表8.A1" style:family="table-cell">
      <style:table-cell-properties fo:padding="0.097cm" fo:border="0.05pt solid #000000"/>
    </style:style>
    <style:style style:name="表4" style:family="table">
      <style:table-properties style:width="17cm" table:align="margins" fo:keep-with-next="always"/>
    </style:style>
    <style:style style:name="表4.A" style:family="table-column">
      <style:table-column-properties style:column-width="4.249cm" style:rel-column-width="16383*"/>
    </style:style>
    <style:style style:name="表4.D" style:family="table-column">
      <style:table-column-properties style:column-width="4.251cm" style:rel-column-width="16386*"/>
    </style:style>
    <style:style style:name="表4.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4.D1" style:family="table-cell">
      <style:table-cell-properties fo:background-color="#c0c0c0" fo:padding="0.097cm" fo:border="0.05pt solid #000000">
        <style:background-image/>
      </style:table-cell-properties>
    </style:style>
    <style:style style:name="表4.A2" style:family="table-cell">
      <style:table-cell-properties fo:padding="0.097cm" fo:border-left="0.05pt solid #000000" fo:border-right="none" fo:border-top="none" fo:border-bottom="0.05pt solid #000000"/>
    </style:style>
    <style:style style:name="表4.B2" style:family="table-cell">
      <style:table-cell-properties fo:padding="0.097cm" fo:border-left="0.05pt solid #000000" fo:border-right="none" fo:border-top="none" fo:border-bottom="0.05pt solid #000000"/>
    </style:style>
    <style:style style:name="表4.C2" style:family="table-cell">
      <style:table-cell-properties fo:padding="0.097cm" fo:border-left="0.05pt solid #000000" fo:border-right="none" fo:border-top="none" fo:border-bottom="0.05pt solid #000000"/>
    </style:style>
    <style:style style:name="表4.D2" style:family="table-cell">
      <style:table-cell-properties fo:padding="0.097cm" fo:border-left="0.05pt solid #000000" fo:border-right="0.05pt solid #000000" fo:border-top="none" fo:border-bottom="0.05pt solid #000000"/>
    </style:style>
    <style:style style:name="表4.A3" style:family="table-cell">
      <style:table-cell-properties fo:padding="0.097cm" fo:border-left="0.05pt solid #000000" fo:border-right="none" fo:border-top="none" fo:border-bottom="0.05pt solid #000000"/>
    </style:style>
    <style:style style:name="表4.B3" style:family="table-cell">
      <style:table-cell-properties fo:padding="0.097cm" fo:border-left="0.05pt solid #000000" fo:border-right="none" fo:border-top="none" fo:border-bottom="0.05pt solid #000000"/>
    </style:style>
    <style:style style:name="表4.C3" style:family="table-cell">
      <style:table-cell-properties fo:padding="0.097cm" fo:border-left="0.05pt solid #000000" fo:border-right="none" fo:border-top="none" fo:border-bottom="0.05pt solid #000000"/>
    </style:style>
    <style:style style:name="表4.D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ＭＳ ゴシック" fo:font-size="9pt" officeooo:rsid="001a731c" officeooo:paragraph-rsid="001a731c" style:font-name-asian="ＭＳ ゴシック" style:font-size-asian="9pt" style:language-asian="ja" style:country-asian="JP" style:font-size-complex="9pt"/>
    </style:style>
    <style:style style:name="P3" style:family="paragraph" style:parent-style-name="Standard">
      <style:text-properties style:font-name="ＭＳ ゴシック" fo:font-size="9pt" officeooo:rsid="001a731c" officeooo:paragraph-rsid="00cff718" style:font-name-asian="ＭＳ ゴシック" style:font-size-asian="9pt" style:language-asian="ja" style:country-asian="JP" style:font-size-complex="9pt"/>
    </style:style>
    <style:style style:name="P4" style:family="paragraph" style:parent-style-name="Standard">
      <style:text-properties officeooo:paragraph-rsid="00cff718" style:language-asian="ja" style:country-asian="JP"/>
    </style:style>
    <style:style style:name="P5" style:family="paragraph" style:parent-style-name="Standard">
      <style:text-properties officeooo:paragraph-rsid="002110a5"/>
    </style:style>
    <style:style style:name="P6" style:family="paragraph" style:parent-style-name="_39_93.見出し大_28_その他_29_">
      <style:paragraph-properties fo:break-before="page"/>
      <style:text-properties officeooo:rsid="001a731c" officeooo:paragraph-rsid="00e0f93b"/>
    </style:style>
    <style:style style:name="P7" style:family="paragraph" style:parent-style-name="_39_93.見出し大_28_その他_29_">
      <style:paragraph-properties fo:break-before="page"/>
      <style:text-properties officeooo:rsid="00ee0906" officeooo:paragraph-rsid="00ee0906" style:language-asian="ja" style:country-asian="JP"/>
    </style:style>
    <style:style style:name="P8" style:family="paragraph" style:parent-style-name="_39_93.見出し大_28_その他_29_">
      <style:paragraph-properties fo:break-before="page"/>
      <style:text-properties officeooo:rsid="00215f6b"/>
    </style:style>
    <style:style style:name="P9" style:family="paragraph" style:parent-style-name="_39_94.見出し中_28_その他_29_">
      <style:text-properties style:language-asian="ja" style:country-asian="JP"/>
    </style:style>
    <style:style style:name="P10" style:family="paragraph" style:parent-style-name="_39_94.見出し中_28_その他_29_">
      <style:text-properties officeooo:paragraph-rsid="00ee0906" style:language-asian="ja" style:country-asian="JP"/>
    </style:style>
    <style:style style:name="P11" style:family="paragraph" style:parent-style-name="_39_94.見出し中_28_その他_29_">
      <style:text-properties officeooo:paragraph-rsid="00f29238"/>
    </style:style>
    <style:style style:name="P12" style:family="paragraph" style:parent-style-name="_39_4.表内">
      <style:paragraph-properties style:snap-to-layout-grid="false"/>
      <style:text-properties officeooo:paragraph-rsid="002110a5"/>
    </style:style>
    <style:style style:name="P13" style:family="paragraph" style:parent-style-name="_39_4.表内">
      <style:paragraph-properties style:snap-to-layout-grid="false"/>
      <style:text-properties officeooo:paragraph-rsid="002c0a66"/>
    </style:style>
    <style:style style:name="P14" style:family="paragraph" style:parent-style-name="_39_4.表内">
      <style:paragraph-properties style:snap-to-layout-grid="false"/>
      <style:text-properties officeooo:paragraph-rsid="002110a5" style:language-asian="ja" style:country-asian="JP"/>
    </style:style>
    <style:style style:name="P15" style:family="paragraph" style:parent-style-name="_39_4.表内">
      <style:paragraph-properties style:snap-to-layout-grid="false"/>
      <style:text-properties officeooo:rsid="002110a5" officeooo:paragraph-rsid="002110a5" style:language-asian="ja" style:country-asian="JP"/>
    </style:style>
    <style:style style:name="P16" style:family="paragraph" style:parent-style-name="_39_93.見出し大_28_その他_29_">
      <style:text-properties officeooo:rsid="001a731c" style:language-asian="ja" style:country-asian="JP"/>
    </style:style>
    <style:style style:name="P17" style:family="paragraph" style:parent-style-name="_39_93.見出し大_28_その他_29_">
      <style:text-properties officeooo:rsid="001a731c" officeooo:paragraph-rsid="00cff718" style:language-asian="ja" style:country-asian="JP"/>
    </style:style>
    <style:style style:name="P18" style:family="paragraph" style:parent-style-name="_39_93.見出し大_28_その他_29_">
      <style:text-properties officeooo:rsid="00ee0906" officeooo:paragraph-rsid="00ee0906" style:language-asian="ja" style:country-asian="JP"/>
    </style:style>
    <style:style style:name="P19" style:family="paragraph" style:parent-style-name="_31_.本文_28_大見出し_29_">
      <style:paragraph-properties fo:margin-left="0cm" fo:margin-right="0cm" fo:text-indent="0cm" style:auto-text-indent="false"/>
      <style:text-properties officeooo:paragraph-rsid="002d1f98"/>
    </style:style>
    <style:style style:name="P20" style:family="paragraph" style:parent-style-name="_31_.本文_28_大見出し_29_">
      <style:paragraph-properties fo:margin-left="0cm" fo:margin-right="0cm" fo:text-indent="0cm" style:auto-text-indent="false"/>
      <style:text-properties officeooo:rsid="002d1f98" officeooo:paragraph-rsid="002d1f98" style:language-asian="ja" style:country-asian="JP"/>
    </style:style>
    <style:style style:name="P21" style:family="paragraph" style:parent-style-name="_31_.本文_28_大見出し_29_">
      <style:paragraph-properties fo:text-align="center" style:justify-single-word="false"/>
    </style:style>
    <style:style style:name="P22" style:family="paragraph" style:parent-style-name="_31_.本文_28_大見出し_29_">
      <style:text-properties officeooo:paragraph-rsid="00facfe7" style:language-asian="ja" style:country-asian="JP"/>
    </style:style>
    <style:style style:name="P23" style:family="paragraph" style:parent-style-name="_31_.本文_28_大見出し_29_">
      <style:text-properties officeooo:rsid="00f9efe0" officeooo:paragraph-rsid="00f9efe0" style:language-asian="ja" style:country-asian="JP"/>
    </style:style>
    <style:style style:name="P24" style:family="paragraph" style:parent-style-name="_39_91.メインタイトル">
      <style:text-properties officeooo:rsid="001a731c" officeooo:paragraph-rsid="00cff718" style:language-asian="ja" style:country-asian="JP"/>
    </style:style>
    <style:style style:name="P25" style:family="paragraph" style:parent-style-name="_39_91.メインタイトル">
      <style:text-properties officeooo:paragraph-rsid="00cff718" style:language-asian="ja" style:country-asian="JP"/>
    </style:style>
    <style:style style:name="P26" style:family="paragraph" style:parent-style-name="Table_20_Heading">
      <style:text-properties style:language-asian="ja" style:country-asian="JP"/>
    </style:style>
    <style:style style:name="P27" style:family="paragraph" style:parent-style-name="Table_20_Heading">
      <style:text-properties officeooo:paragraph-rsid="00f29238" style:language-asian="ja" style:country-asian="JP"/>
    </style:style>
    <style:style style:name="P28" style:family="paragraph" style:parent-style-name="Table_20_Heading">
      <style:text-properties officeooo:rsid="00e13a38" officeooo:paragraph-rsid="00f29238" style:language-asian="ja" style:country-asian="JP"/>
    </style:style>
    <style:style style:name="P29" style:family="paragraph" style:parent-style-name="Table_20_Heading">
      <style:text-properties officeooo:paragraph-rsid="01102036" style:language-asian="ja" style:country-asian="JP"/>
    </style:style>
    <style:style style:name="P30" style:family="paragraph" style:parent-style-name="Table_20_Heading">
      <style:text-properties style:font-name="IPA Pゴシック" officeooo:paragraph-rsid="00f29238" style:font-name-asian="IPA Pゴシック" style:language-asian="ja" style:country-asian="JP"/>
    </style:style>
    <style:style style:name="P31" style:family="paragraph" style:parent-style-name="Table_20_Heading">
      <style:text-properties officeooo:rsid="00e13a38" officeooo:paragraph-rsid="00f29238" style:font-name-complex="ＭＳ 明朝"/>
    </style:style>
    <style:style style:name="P32" style:family="paragraph" style:parent-style-name="Table_20_Heading">
      <style:text-properties officeooo:paragraph-rsid="01102036"/>
    </style:style>
    <style:style style:name="P33" style:family="paragraph" style:parent-style-name="Table_20_Contents">
      <style:text-properties fo:font-size="10pt" officeooo:paragraph-rsid="00eb10aa" style:font-size-asian="10pt" style:font-size-complex="10pt"/>
    </style:style>
    <style:style style:name="P34" style:family="paragraph" style:parent-style-name="Table_20_Contents">
      <style:text-properties fo:font-size="10pt" officeooo:rsid="00eb10aa" officeooo:paragraph-rsid="00eb10aa" style:font-size-asian="10pt" style:font-size-complex="10pt"/>
    </style:style>
    <style:style style:name="P35" style:family="paragraph" style:parent-style-name="Table_20_Contents">
      <style:text-properties fo:font-size="6pt" officeooo:paragraph-rsid="00eb10aa" style:font-size-asian="6pt" style:font-size-complex="6pt"/>
    </style:style>
    <style:style style:name="P36" style:family="paragraph" style:parent-style-name="Table_20_Contents">
      <style:text-properties fo:font-size="6pt" officeooo:rsid="00eb10aa" officeooo:paragraph-rsid="00eb10aa" style:font-size-asian="6pt" style:font-size-complex="6pt"/>
    </style:style>
    <style:style style:name="P37" style:family="paragraph" style:parent-style-name="Table_20_Contents">
      <style:text-properties style:language-asian="ja" style:country-asian="JP"/>
    </style:style>
    <style:style style:name="P38" style:family="paragraph" style:parent-style-name="Table_20_Contents">
      <style:paragraph-properties fo:text-align="start" style:justify-single-word="false"/>
      <style:text-properties officeooo:paragraph-rsid="00f29238" style:language-asian="ja" style:country-asian="JP"/>
    </style:style>
    <style:style style:name="P39" style:family="paragraph" style:parent-style-name="Table_20_Contents">
      <style:text-properties officeooo:paragraph-rsid="00f29238" style:language-asian="ja" style:country-asian="JP"/>
    </style:style>
    <style:style style:name="P40" style:family="paragraph" style:parent-style-name="Table_20_Contents">
      <style:paragraph-properties fo:text-align="center" style:justify-single-word="false"/>
      <style:text-properties officeooo:rsid="00e13a38" officeooo:paragraph-rsid="00f45d3f" style:language-asian="ja" style:country-asian="JP" style:font-name-complex="ＭＳ 明朝"/>
    </style:style>
    <style:style style:name="P41" style:family="paragraph" style:parent-style-name="Table_20_Contents">
      <style:paragraph-properties fo:text-align="center" style:justify-single-word="false"/>
      <style:text-properties officeooo:paragraph-rsid="00f29238" style:language-asian="ja" style:country-asian="JP" style:font-name-complex="ＭＳ 明朝"/>
    </style:style>
    <style:style style:name="P42" style:family="paragraph" style:parent-style-name="Table_20_Contents">
      <style:paragraph-properties fo:text-align="center" style:justify-single-word="false"/>
      <style:text-properties officeooo:rsid="00f53579" officeooo:paragraph-rsid="00f53579" style:language-asian="ja" style:country-asian="JP" style:font-name-complex="ＭＳ 明朝"/>
    </style:style>
    <style:style style:name="P43" style:family="paragraph" style:parent-style-name="Table_20_Contents">
      <style:paragraph-properties fo:text-align="center" style:justify-single-word="false"/>
      <style:text-properties officeooo:rsid="00f53579" officeooo:paragraph-rsid="00f45d3f" style:language-asian="ja" style:country-asian="JP" style:font-name-complex="ＭＳ 明朝"/>
    </style:style>
    <style:style style:name="P44" style:family="paragraph" style:parent-style-name="Table_20_Contents">
      <style:paragraph-properties fo:text-align="center" style:justify-single-word="false"/>
      <style:text-properties officeooo:rsid="00f45d3f" officeooo:paragraph-rsid="00f45d3f" style:language-asian="ja" style:country-asian="JP" style:font-name-complex="ＭＳ 明朝"/>
    </style:style>
    <style:style style:name="P45" style:family="paragraph" style:parent-style-name="Table_20_Contents">
      <style:text-properties officeooo:paragraph-rsid="010e462e" style:language-asian="ja" style:country-asian="JP"/>
    </style:style>
    <style:style style:name="P46" style:family="paragraph" style:parent-style-name="Table_20_Contents">
      <style:paragraph-properties fo:text-align="center" style:justify-single-word="false"/>
      <style:text-properties officeooo:paragraph-rsid="00f29238"/>
    </style:style>
    <style:style style:name="P47" style:family="paragraph" style:parent-style-name="Table_20_Contents">
      <style:paragraph-properties fo:text-align="center" style:justify-single-word="false"/>
      <style:text-properties officeooo:rsid="00e13a38" officeooo:paragraph-rsid="00f29238" style:font-name-complex="ＭＳ 明朝"/>
    </style:style>
    <style:style style:name="P48" style:family="paragraph" style:parent-style-name="Table_20_Contents">
      <style:paragraph-properties fo:text-align="center" style:justify-single-word="false"/>
      <style:text-properties officeooo:paragraph-rsid="00f29238" style:font-name-complex="ＭＳ 明朝"/>
    </style:style>
    <style:style style:name="P49" style:family="paragraph" style:parent-style-name="Table_20_Contents">
      <style:paragraph-properties fo:text-align="center" style:justify-single-word="false"/>
      <style:text-properties officeooo:rsid="00fab0e8" officeooo:paragraph-rsid="00f29238" style:font-name-complex="ＭＳ 明朝"/>
    </style:style>
    <style:style style:name="P50" style:family="paragraph" style:parent-style-name="Table_20_Contents">
      <style:paragraph-properties fo:text-align="center" style:justify-single-word="false"/>
      <style:text-properties officeooo:rsid="00e2658e" officeooo:paragraph-rsid="00f29238" style:font-name-complex="ＭＳ 明朝"/>
    </style:style>
    <style:style style:name="P51" style:family="paragraph" style:parent-style-name="Table_20_Contents">
      <style:paragraph-properties fo:text-align="start" style:justify-single-word="false"/>
      <style:text-properties officeooo:paragraph-rsid="01001cc0"/>
    </style:style>
    <style:style style:name="P52" style:family="paragraph" style:parent-style-name="Table_20_Contents">
      <style:paragraph-properties fo:text-align="start" style:justify-single-word="false"/>
      <style:text-properties officeooo:paragraph-rsid="01001cc0" style:font-name-complex="Mangal2" style:font-size-complex="12pt"/>
    </style:style>
    <style:style style:name="P53" style:family="paragraph" style:parent-style-name="Table_20_Contents">
      <style:text-properties officeooo:paragraph-rsid="010e462e"/>
    </style:style>
    <style:style style:name="P54" style:family="paragraph" style:parent-style-name="Table_20_Contents">
      <style:paragraph-properties fo:text-align="start" style:justify-single-word="false"/>
      <style:text-properties officeooo:rsid="00e8a48c" officeooo:paragraph-rsid="01102036"/>
    </style:style>
    <style:style style:name="P55" style:family="paragraph" style:parent-style-name="Table_20_Contents">
      <style:paragraph-properties fo:text-align="start" style:justify-single-word="false"/>
      <style:text-properties officeooo:rsid="00395106" officeooo:paragraph-rsid="01102036"/>
    </style:style>
    <style:style style:name="P56" style:family="paragraph" style:parent-style-name="Table_20_Contents">
      <style:paragraph-properties fo:text-align="start" style:justify-single-word="false"/>
      <style:text-properties officeooo:rsid="01102036" officeooo:paragraph-rsid="01102036"/>
    </style:style>
    <style:style style:name="P57" style:family="paragraph" style:parent-style-name="_39_92.サブタイトル">
      <style:text-properties style:font-name="ＭＳ ゴシック" officeooo:rsid="001a731c" officeooo:paragraph-rsid="00cff718" style:font-name-asian="ＭＳ ゴシック" style:language-asian="ja" style:country-asian="JP"/>
    </style:style>
    <style:style style:name="P58" style:family="paragraph" style:parent-style-name="_32_.本文_ff08_中見出し_ff09_">
      <style:paragraph-properties fo:margin-left="1.334cm" fo:margin-right="0cm" fo:text-indent="0cm" style:auto-text-indent="false"/>
      <style:text-properties officeooo:rsid="00215f6b" officeooo:paragraph-rsid="00f29238" style:language-asian="ja" style:country-asian="JP"/>
    </style:style>
    <style:style style:name="P59" style:family="paragraph" style:parent-style-name="_32_.本文_ff08_中見出し_ff09_">
      <style:paragraph-properties fo:margin-left="1.334cm" fo:margin-right="0cm" fo:text-indent="0cm" style:auto-text-indent="false"/>
      <style:text-properties officeooo:paragraph-rsid="00f29238" style:language-asian="ja" style:country-asian="JP"/>
    </style:style>
    <style:style style:name="P60" style:family="paragraph" style:parent-style-name="_32_.本文_ff08_中見出し_ff09_">
      <style:paragraph-properties fo:margin-left="1.334cm" fo:margin-right="0cm" fo:text-indent="0cm" style:auto-text-indent="false">
        <style:tab-stops/>
      </style:paragraph-properties>
      <style:text-properties officeooo:paragraph-rsid="01102036" style:language-asian="ja" style:country-asian="JP"/>
    </style:style>
    <style:style style:name="P61" style:family="paragraph" style:parent-style-name="_32_.本文_ff08_中見出し_ff09_">
      <style:paragraph-properties fo:margin-left="1.334cm" fo:margin-right="0cm" fo:text-indent="0cm" style:auto-text-indent="false">
        <style:tab-stops/>
      </style:paragraph-properties>
      <style:text-properties officeooo:rsid="00e8a48c" officeooo:paragraph-rsid="01102036" style:language-asian="ja" style:country-asian="JP"/>
    </style:style>
    <style:style style:name="P62" style:family="paragraph" style:parent-style-name="_39_94.見出し中_28_その他_29_">
      <style:paragraph-properties fo:margin-left="0.667cm" fo:margin-right="0cm" fo:text-indent="0cm" style:auto-text-indent="false"/>
      <style:text-properties officeooo:paragraph-rsid="00f29238"/>
    </style:style>
    <style:style style:name="P63" style:family="paragraph" style:parent-style-name="Table">
      <style:text-properties officeooo:paragraph-rsid="00f29238"/>
    </style:style>
    <style:style style:name="P64" style:family="paragraph" style:parent-style-name="Table">
      <style:paragraph-properties fo:keep-with-next="always"/>
      <style:text-properties officeooo:paragraph-rsid="00f29238"/>
    </style:style>
    <style:style style:name="P65" style:family="paragraph" style:parent-style-name="Table">
      <style:paragraph-properties fo:text-align="start" style:justify-single-word="false" fo:keep-with-next="always"/>
      <style:text-properties officeooo:paragraph-rsid="01001cc0"/>
    </style:style>
    <style:style style:name="P66" style:family="paragraph" style:parent-style-name="Table">
      <style:paragraph-properties fo:text-align="start" style:justify-single-word="false" fo:keep-with-next="always"/>
      <style:text-properties officeooo:rsid="00e54202" officeooo:paragraph-rsid="01001cc0" style:language-asian="ja" style:country-asian="JP"/>
    </style:style>
    <style:style style:name="P67" style:family="paragraph" style:parent-style-name="Table">
      <style:paragraph-properties fo:keep-with-next="always"/>
      <style:text-properties officeooo:paragraph-rsid="01102036"/>
    </style:style>
    <style:style style:name="P68" style:family="paragraph" style:parent-style-name="Contents_20_Heading">
      <style:paragraph-properties fo:keep-with-next="always"/>
      <style:text-properties officeooo:paragraph-rsid="01102036"/>
    </style:style>
    <style:style style:name="P69" style:family="paragraph" style:parent-style-name="_32_.本文_ff08_中見出し_ff09_">
      <style:text-properties style:language-asian="ja" style:country-asian="JP"/>
    </style:style>
    <style:style style:name="P70" style:family="paragraph" style:parent-style-name="_32_.本文_ff08_中見出し_ff09_">
      <style:text-properties officeooo:paragraph-rsid="01001cc0" style:language-asian="ja" style:country-asian="JP"/>
    </style:style>
    <style:style style:name="P71" style:family="paragraph" style:parent-style-name="_32_.本文_ff08_中見出し_ff09_">
      <style:text-properties officeooo:rsid="00facfe7" officeooo:paragraph-rsid="00facfe7" style:language-asian="ja" style:country-asian="JP"/>
    </style:style>
    <style:style style:name="P72" style:family="paragraph" style:parent-style-name="_32_.本文_ff08_中見出し_ff09_">
      <style:text-properties officeooo:rsid="00fa8635" style:language-asian="ja" style:country-asian="JP"/>
    </style:style>
    <style:style style:name="P73" style:family="paragraph" style:parent-style-name="_32_.本文_ff08_中見出し_ff09_">
      <style:text-properties officeooo:rsid="00fa8635" officeooo:paragraph-rsid="00fa8635" style:language-asian="ja" style:country-asian="JP"/>
    </style:style>
    <style:style style:name="P74" style:family="paragraph" style:parent-style-name="_32_.本文_ff08_中見出し_ff09_">
      <style:text-properties officeooo:rsid="00fcc599" officeooo:paragraph-rsid="00fcc599" style:language-asian="ja" style:country-asian="JP"/>
    </style:style>
    <style:style style:name="P75" style:family="paragraph" style:parent-style-name="_32_.本文_ff08_中見出し_ff09_">
      <style:text-properties officeooo:rsid="01001cc0" officeooo:paragraph-rsid="01001cc0" style:language-asian="ja" style:country-asian="JP"/>
    </style:style>
    <style:style style:name="P76" style:family="paragraph" style:parent-style-name="_32_.本文_ff08_中見出し_ff09_">
      <style:text-properties officeooo:paragraph-rsid="01139544" style:language-asian="ja" style:country-asian="JP"/>
    </style:style>
    <style:style style:name="P77" style:family="paragraph" style:parent-style-name="_32_.本文_ff08_中見出し_ff09_">
      <style:text-properties officeooo:paragraph-rsid="01145724" style:language-asian="ja" style:country-asian="JP"/>
    </style:style>
    <style:style style:name="P78" style:family="paragraph" style:parent-style-name="_32_.本文_ff08_中見出し_ff09_">
      <style:text-properties officeooo:paragraph-rsid="0113bd22" style:language-asian="ja" style:country-asian="JP"/>
    </style:style>
    <style:style style:name="P79" style:family="paragraph" style:parent-style-name="_32_.本文_ff08_中見出し_ff09_">
      <style:text-properties officeooo:paragraph-rsid="011874fb" style:language-asian="ja" style:country-asian="JP"/>
    </style:style>
    <style:style style:name="P80" style:family="paragraph" style:parent-style-name="_32_.本文_ff08_中見出し_ff09_">
      <style:text-properties officeooo:paragraph-rsid="011a17ec" style:language-asian="ja" style:country-asian="JP"/>
    </style:style>
    <style:style style:name="P81" style:family="paragraph" style:parent-style-name="_32_.本文_ff08_中見出し_ff09_">
      <style:text-properties officeooo:rsid="01145724" officeooo:paragraph-rsid="01145724" style:language-asian="ja" style:country-asian="JP"/>
    </style:style>
    <style:style style:name="P82" style:family="paragraph" style:parent-style-name="_32_.本文_ff08_中見出し_ff09_">
      <style:text-properties officeooo:rsid="0115c50e" officeooo:paragraph-rsid="0115c50e" style:language-asian="ja" style:country-asian="JP"/>
    </style:style>
    <style:style style:name="P83" style:family="paragraph" style:parent-style-name="_32_.本文_ff08_中見出し_ff09_">
      <style:text-properties officeooo:rsid="011a17ec" officeooo:paragraph-rsid="011a17ec" style:language-asian="ja" style:country-asian="JP"/>
    </style:style>
    <style:style style:name="P84" style:family="paragraph" style:parent-style-name="_32_.本文_ff08_中見出し_ff09_">
      <style:text-properties officeooo:rsid="0113bd22" officeooo:paragraph-rsid="0113bd22" style:language-asian="ja" style:country-asian="JP"/>
    </style:style>
    <style:style style:name="P85" style:family="paragraph" style:parent-style-name="_32_.本文_ff08_中見出し_ff09_">
      <style:text-properties officeooo:rsid="00fdef8b" officeooo:paragraph-rsid="011c3fc9" style:language-asian="ja" style:country-asian="JP"/>
    </style:style>
    <style:style style:name="P86" style:family="paragraph" style:parent-style-name="_32_.本文_ff08_中見出し_ff09_">
      <style:text-properties officeooo:rsid="01139544" officeooo:paragraph-rsid="01139544" style:language-asian="ja" style:country-asian="JP"/>
    </style:style>
    <style:style style:name="P87" style:family="paragraph" style:parent-style-name="_32_.本文_ff08_中見出し_ff09_">
      <style:text-properties officeooo:paragraph-rsid="00fe3617"/>
    </style:style>
    <style:style style:name="P88" style:family="paragraph" style:parent-style-name="_32_.本文_ff08_中見出し_ff09_">
      <style:text-properties officeooo:paragraph-rsid="0115c50e"/>
    </style:style>
    <style:style style:name="P89" style:family="paragraph" style:parent-style-name="_32_.本文_ff08_中見出し_ff09_">
      <style:text-properties officeooo:rsid="0113bd22" officeooo:paragraph-rsid="0113bd22"/>
    </style:style>
    <style:style style:name="P90" style:family="paragraph" style:parent-style-name="_32_.本文_ff08_中見出し_ff09_">
      <style:text-properties officeooo:paragraph-rsid="01228ca5"/>
    </style:style>
    <style:style style:name="P91" style:family="paragraph" style:parent-style-name="_32_.本文_ff08_中見出し_ff09_">
      <style:text-properties officeooo:paragraph-rsid="0122920d"/>
    </style:style>
    <style:style style:name="P92" style:family="paragraph" style:parent-style-name="_32_.本文_ff08_中見出し_ff09_">
      <style:text-properties officeooo:paragraph-rsid="0123b24e"/>
    </style:style>
    <style:style style:name="P93" style:family="paragraph" style:parent-style-name="_32_.本文_ff08_中見出し_ff09_">
      <style:text-properties officeooo:paragraph-rsid="01245a60"/>
    </style:style>
    <style:style style:name="P94" style:family="paragraph" style:parent-style-name="_33_.本文_28_小見出し_29_">
      <style:text-properties officeooo:paragraph-rsid="00fe3617"/>
    </style:style>
    <style:style style:name="P95" style:family="paragraph" style:parent-style-name="_33_.本文_28_小見出し_29_">
      <style:text-properties officeooo:paragraph-rsid="01071f13" style:language-asian="ja" style:country-asian="JP"/>
    </style:style>
    <style:style style:name="P96" style:family="paragraph" style:parent-style-name="_33_.本文_28_小見出し_29_">
      <style:text-properties officeooo:rsid="00fcc599" style:language-asian="ja" style:country-asian="JP"/>
    </style:style>
    <style:style style:name="P97" style:family="paragraph" style:parent-style-name="_33_.本文_28_小見出し_29_">
      <style:text-properties officeooo:rsid="00fcc599" officeooo:paragraph-rsid="00fcc599" style:language-asian="ja" style:country-asian="JP"/>
    </style:style>
    <style:style style:name="P98" style:family="paragraph" style:parent-style-name="_33_.本文_28_小見出し_29_">
      <style:text-properties officeooo:rsid="00fe3617" officeooo:paragraph-rsid="00fe3617" style:language-asian="ja" style:country-asian="JP"/>
    </style:style>
    <style:style style:name="P99" style:family="paragraph" style:parent-style-name="_33_.本文_28_小見出し_29_">
      <style:text-properties officeooo:rsid="00fe9836" officeooo:paragraph-rsid="00fe9836" style:language-asian="ja" style:country-asian="JP"/>
    </style:style>
    <style:style style:name="P100" style:family="paragraph" style:parent-style-name="_33_.本文_28_小見出し_29_">
      <style:text-properties officeooo:rsid="00ff35e4" officeooo:paragraph-rsid="00ff35e4" style:language-asian="ja" style:country-asian="JP"/>
    </style:style>
    <style:style style:name="P101" style:family="paragraph" style:parent-style-name="_33_.本文_28_小見出し_29_">
      <style:text-properties officeooo:rsid="00ff839c" officeooo:paragraph-rsid="00ff839c" style:language-asian="ja" style:country-asian="JP"/>
    </style:style>
    <style:style style:name="P102" style:family="paragraph" style:parent-style-name="_33_.本文_28_小見出し_29_">
      <style:text-properties officeooo:rsid="01071f13" officeooo:paragraph-rsid="01071f13" style:language-asian="ja" style:country-asian="JP"/>
    </style:style>
    <style:style style:name="P103" style:family="paragraph" style:parent-style-name="_33_.本文_28_小見出し_29_">
      <style:text-properties officeooo:rsid="01071f13" officeooo:paragraph-rsid="010bfa32" style:language-asian="ja" style:country-asian="JP"/>
    </style:style>
    <style:style style:name="P104" style:family="paragraph" style:parent-style-name="_33_.本文_28_小見出し_29_">
      <style:text-properties officeooo:rsid="0108bd8a" officeooo:paragraph-rsid="01071f13" style:language-asian="ja" style:country-asian="JP"/>
    </style:style>
    <style:style style:name="P105" style:family="paragraph" style:parent-style-name="_33_.本文_28_小見出し_29_">
      <style:text-properties officeooo:paragraph-rsid="00fe9836"/>
    </style:style>
    <style:style style:name="P106" style:family="paragraph" style:parent-style-name="_33_.本文_28_小見出し_29_">
      <style:text-properties officeooo:paragraph-rsid="01071f13"/>
    </style:style>
    <style:style style:name="P107" style:family="paragraph" style:parent-style-name="_33_.本文_28_小見出し_29_">
      <style:text-properties officeooo:rsid="00fe3617" officeooo:paragraph-rsid="00fe3617"/>
    </style:style>
    <style:style style:name="P108" style:family="paragraph" style:parent-style-name="Footnote">
      <style:text-properties officeooo:paragraph-rsid="010b58c7"/>
    </style:style>
    <style:style style:name="P109" style:family="paragraph" style:parent-style-name="Footnote">
      <style:text-properties officeooo:paragraph-rsid="0111f74d"/>
    </style:style>
    <style:style style:name="P110" style:family="paragraph" style:parent-style-name="Footnote">
      <style:text-properties officeooo:rsid="0115c50e" officeooo:paragraph-rsid="0115c50e"/>
    </style:style>
    <style:style style:name="P111" style:family="paragraph" style:parent-style-name="Footnote">
      <style:text-properties officeooo:rsid="011a605f" officeooo:paragraph-rsid="011a605f"/>
    </style:style>
    <style:style style:name="P112" style:family="paragraph" style:parent-style-name="Standard">
      <style:text-properties fo:font-size="10.5pt" style:font-size-asian="10.5pt" style:font-size-complex="10.5pt"/>
    </style:style>
    <style:style style:name="P113" style:family="paragraph" style:parent-style-name="Standard">
      <style:text-properties fo:font-size="10.5pt" fo:font-weight="bold" style:font-size-asian="10.5pt" style:font-weight-asian="bold" style:font-size-complex="10.5pt" style:font-weight-complex="bold"/>
    </style:style>
    <style:style style:name="P114" style:family="paragraph" style:parent-style-name="_39_93.見出し大_28_その他_29_" style:master-page-name="First_20_Page">
      <style:paragraph-properties style:page-number="auto"/>
      <style:text-properties officeooo:paragraph-rsid="00cff718"/>
    </style:style>
    <style:style style:name="P115" style:family="paragraph" style:parent-style-name="_32_.本文_ff08_中見出し_ff09_">
      <style:text-properties officeooo:rsid="01228ca5" officeooo:paragraph-rsid="01228ca5" style:language-asian="ja" style:country-asian="JP"/>
    </style:style>
    <style:style style:name="P116" style:family="paragraph" style:parent-style-name="_32_.本文_ff08_中見出し_ff09_">
      <style:text-properties officeooo:rsid="0122920d" officeooo:paragraph-rsid="0122920d" style:language-asian="ja" style:country-asian="JP"/>
    </style:style>
    <style:style style:name="P117" style:family="paragraph" style:parent-style-name="_32_.本文_ff08_中見出し_ff09_">
      <style:text-properties officeooo:rsid="01245a60" officeooo:paragraph-rsid="01245a60" style:language-asian="ja" style:country-asian="JP"/>
    </style:style>
    <style:style style:name="P118" style:family="paragraph" style:parent-style-name="_32_.本文_ff08_中見出し_ff09_">
      <style:text-properties officeooo:rsid="0126b745" officeooo:paragraph-rsid="0126b745" style:language-asian="ja" style:country-asian="JP"/>
    </style:style>
    <style:style style:name="P119" style:family="paragraph" style:parent-style-name="_32_.本文_ff08_中見出し_ff09_">
      <style:paragraph-properties fo:margin-left="1.334cm" fo:margin-right="0cm" fo:text-indent="0cm" style:auto-text-indent="false"/>
      <style:text-properties officeooo:paragraph-rsid="01294471" style:language-asian="ja" style:country-asian="JP"/>
    </style:style>
    <style:style style:name="P120" style:family="paragraph" style:parent-style-name="Contents_20_2">
      <style:paragraph-properties>
        <style:tab-stops>
          <style:tab-stop style:position="16.683cm" style:type="right" style:leader-style="dotted" style:leader-text="."/>
        </style:tab-stops>
      </style:paragraph-properties>
    </style:style>
    <style:style style:name="P121" style:family="paragraph" style:parent-style-name="Contents_20_1">
      <style:paragraph-properties>
        <style:tab-stops>
          <style:tab-stop style:position="17cm" style:type="right" style:leader-style="dotted" style:leader-text="."/>
        </style:tab-stops>
      </style:paragraph-properties>
    </style:style>
    <style:style style:name="P122" style:family="paragraph" style:parent-style-name="_31_.大見出し">
      <style:text-properties officeooo:paragraph-rsid="00facfe7"/>
    </style:style>
    <style:style style:name="P123" style:family="paragraph" style:parent-style-name="_31_.大見出し">
      <style:paragraph-properties fo:break-before="page"/>
      <style:text-properties officeooo:rsid="00df8f34" officeooo:paragraph-rsid="00f29238" style:language-asian="ja" style:country-asian="JP"/>
    </style:style>
    <style:style style:name="P124" style:family="paragraph" style:parent-style-name="_31_.本文_28_大見出し_29_" style:list-style-name="">
      <style:text-properties officeooo:paragraph-rsid="0129b00b"/>
    </style:style>
    <style:style style:name="P125" style:family="paragraph" style:parent-style-name="_32_.中見出し">
      <style:text-properties officeooo:rsid="0113bd22" officeooo:paragraph-rsid="0113bd22"/>
    </style:style>
    <style:style style:name="P126" style:family="paragraph" style:parent-style-name="_32_.中見出し">
      <style:text-properties officeooo:rsid="0113bd22" officeooo:paragraph-rsid="01228ca5"/>
    </style:style>
    <style:style style:name="P127" style:family="paragraph" style:parent-style-name="_32_.中見出し">
      <style:text-properties style:language-asian="ja" style:country-asian="JP"/>
    </style:style>
    <style:style style:name="P128" style:family="paragraph" style:parent-style-name="_32_.中見出し">
      <style:text-properties officeooo:rsid="0113bd22" style:language-asian="ja" style:country-asian="JP"/>
    </style:style>
    <style:style style:name="P129" style:family="paragraph" style:parent-style-name="_32_.中見出し">
      <style:text-properties officeooo:rsid="0113bd22" officeooo:paragraph-rsid="01228ca5" style:language-asian="ja" style:country-asian="JP"/>
    </style:style>
    <style:style style:name="P130" style:family="paragraph" style:parent-style-name="_32_.中見出し">
      <style:text-properties officeooo:rsid="00fa8635" officeooo:paragraph-rsid="00fa8635" style:language-asian="ja" style:country-asian="JP"/>
    </style:style>
    <style:style style:name="P131" style:family="paragraph" style:parent-style-name="_32_.中見出し" style:list-style-name="">
      <style:text-properties officeooo:rsid="00fa8635" style:language-asian="ja" style:country-asian="JP"/>
    </style:style>
    <style:style style:name="P132" style:family="paragraph" style:parent-style-name="_32_.中見出し">
      <style:paragraph-properties fo:break-before="page"/>
      <style:text-properties officeooo:rsid="00fa8635" style:language-asian="ja" style:country-asian="JP"/>
    </style:style>
    <style:style style:name="P133" style:family="paragraph" style:parent-style-name="_33_.小見出し">
      <style:text-properties officeooo:rsid="00fcc599" style:language-asian="ja" style:country-asian="JP"/>
    </style:style>
    <style:style style:name="P134" style:family="paragraph" style:parent-style-name="_33_.小見出し">
      <style:text-properties officeooo:rsid="00fe3617" officeooo:paragraph-rsid="00fe3617" style:language-asian="ja" style:country-asian="JP"/>
    </style:style>
    <style:style style:name="P135" style:family="paragraph" style:parent-style-name="_33_.小見出し">
      <style:text-properties officeooo:rsid="00fe9836" style:language-asian="ja" style:country-asian="JP"/>
    </style:style>
    <style:style style:name="P136" style:family="paragraph" style:parent-style-name="_33_.小見出し">
      <style:text-properties officeooo:rsid="01071f13" officeooo:paragraph-rsid="01071f13" style:language-asian="ja" style:country-asian="JP"/>
    </style:style>
    <style:style style:name="P137" style:family="paragraph" style:parent-style-name="_33_.小見出し">
      <style:text-properties officeooo:rsid="00fa8635" style:language-asian="ja" style:country-asian="JP"/>
    </style:style>
    <style:style style:name="P138" style:family="paragraph" style:parent-style-name="_33_.小見出し">
      <style:text-properties officeooo:rsid="00fe3617" officeooo:paragraph-rsid="00fe3617"/>
    </style:style>
    <style:style style:name="P139" style:family="paragraph" style:parent-style-name="_33_.小見出し">
      <style:text-properties officeooo:paragraph-rsid="00fe9836"/>
    </style:style>
    <style:style style:name="P140" style:family="paragraph" style:parent-style-name="_33_.小見出し">
      <style:text-properties officeooo:paragraph-rsid="00ff839c"/>
    </style:style>
    <style:style style:name="P141" style:family="paragraph" style:parent-style-name="_33_.小見出し">
      <style:text-properties officeooo:paragraph-rsid="010b58c7"/>
    </style:style>
    <style:style style:name="P142" style:family="paragraph" style:parent-style-name="_33_.本文_28_小見出し_29_">
      <style:text-properties officeooo:paragraph-rsid="01294471"/>
    </style:style>
    <style:style style:name="P143" style:family="paragraph" style:parent-style-name="Contents_20_Heading">
      <style:paragraph-properties fo:break-before="page"/>
    </style:style>
    <style:style style:name="P144" style:family="paragraph" style:parent-style-name="Footnote">
      <style:text-properties officeooo:rsid="00fe9836" officeooo:paragraph-rsid="01294471"/>
    </style:style>
    <style:style style:name="P145" style:family="paragraph">
      <style:paragraph-properties fo:text-align="end"/>
    </style:style>
    <style:style style:name="P146" style:family="paragraph">
      <style:paragraph-properties fo:text-align="end"/>
      <style:text-properties style:font-name="IPAゴシック2" fo:font-size="6pt" style:font-size-asian="6pt" style:font-size-complex="6pt"/>
    </style:style>
    <style:style style:name="P147" style:family="paragraph">
      <style:paragraph-properties fo:text-align="center"/>
    </style:style>
    <style:style style:name="P148" style:family="paragraph">
      <style:text-properties style:font-name="ＭＳ ゴシック" fo:font-size="6pt" style:font-size-asian="6pt" style:font-size-complex="6pt"/>
    </style:style>
    <style:style style:name="P149" style:family="paragraph">
      <style:text-properties style:font-name="IPA Pゴシック1" fo:font-size="6pt" style:font-size-asian="6pt" style:font-size-complex="6pt"/>
    </style:style>
    <style:style style:name="T1" style:family="text">
      <style:text-properties style:language-asian="ja" style:country-asian="JP"/>
    </style:style>
    <style:style style:name="T2" style:family="text">
      <style:text-properties officeooo:rsid="001a731c" style:language-asian="ja" style:country-asian="JP"/>
    </style:style>
    <style:style style:name="T3" style:family="text">
      <style:text-properties officeooo:rsid="002d1f98" style:language-asian="ja" style:country-asian="JP"/>
    </style:style>
    <style:style style:name="T4" style:family="text">
      <style:text-properties officeooo:rsid="00eb10aa" style:language-asian="ja" style:country-asian="JP"/>
    </style:style>
    <style:style style:name="T5" style:family="text">
      <style:text-properties officeooo:rsid="00e8a48c" style:language-asian="ja" style:country-asian="JP"/>
    </style:style>
    <style:style style:name="T6" style:family="text">
      <style:text-properties officeooo:rsid="005c66da" style:language-asian="ja" style:country-asian="JP"/>
    </style:style>
    <style:style style:name="T7" style:family="text">
      <style:text-properties officeooo:rsid="003c80e8" style:language-asian="ja" style:country-asian="JP"/>
    </style:style>
    <style:style style:name="T8" style:family="text">
      <style:text-properties officeooo:rsid="00e13a38" style:language-asian="ja" style:country-asian="JP"/>
    </style:style>
    <style:style style:name="T9" style:family="text">
      <style:text-properties officeooo:rsid="00f9efe0" style:language-asian="ja" style:country-asian="JP"/>
    </style:style>
    <style:style style:name="T10" style:family="text">
      <style:text-properties officeooo:rsid="00fa8635" style:language-asian="ja" style:country-asian="JP"/>
    </style:style>
    <style:style style:name="T11" style:family="text">
      <style:text-properties officeooo:rsid="00facfe7" style:language-asian="ja" style:country-asian="JP"/>
    </style:style>
    <style:style style:name="T12" style:family="text">
      <style:text-properties officeooo:rsid="00faff30" style:language-asian="ja" style:country-asian="JP"/>
    </style:style>
    <style:style style:name="T13" style:family="text">
      <style:text-properties officeooo:rsid="00fc8274" style:language-asian="ja" style:country-asian="JP"/>
    </style:style>
    <style:style style:name="T14" style:family="text">
      <style:text-properties officeooo:rsid="00fcc599" style:language-asian="ja" style:country-asian="JP"/>
    </style:style>
    <style:style style:name="T15" style:family="text">
      <style:text-properties officeooo:rsid="00fe3617" style:language-asian="ja" style:country-asian="JP"/>
    </style:style>
    <style:style style:name="T16" style:family="text">
      <style:text-properties officeooo:rsid="00fe9836" style:language-asian="ja" style:country-asian="JP"/>
    </style:style>
    <style:style style:name="T17" style:family="text">
      <style:text-properties officeooo:rsid="00ff839c" style:language-asian="ja" style:country-asian="JP"/>
    </style:style>
    <style:style style:name="T18" style:family="text">
      <style:text-properties officeooo:rsid="00e54202" style:language-asian="ja" style:country-asian="JP"/>
    </style:style>
    <style:style style:name="T19" style:family="text">
      <style:text-properties officeooo:rsid="01071f13" style:language-asian="ja" style:country-asian="JP"/>
    </style:style>
    <style:style style:name="T20" style:family="text">
      <style:text-properties officeooo:rsid="0108e8ea" style:language-asian="ja" style:country-asian="JP"/>
    </style:style>
    <style:style style:name="T21" style:family="text">
      <style:text-properties officeooo:rsid="010b58c7" style:language-asian="ja" style:country-asian="JP"/>
    </style:style>
    <style:style style:name="T22" style:family="text">
      <style:text-properties officeooo:rsid="010e462e" style:language-asian="ja" style:country-asian="JP"/>
    </style:style>
    <style:style style:name="T23" style:family="text">
      <style:text-properties officeooo:rsid="01102036" style:language-asian="ja" style:country-asian="JP"/>
    </style:style>
    <style:style style:name="T24" style:family="text">
      <style:text-properties officeooo:rsid="0111f74d" style:language-asian="ja" style:country-asian="JP"/>
    </style:style>
    <style:style style:name="T25" style:family="text">
      <style:text-properties officeooo:rsid="0115c50e" style:language-asian="ja" style:country-asian="JP"/>
    </style:style>
    <style:style style:name="T26" style:family="text">
      <style:text-properties officeooo:rsid="00fdef8b" style:language-asian="ja" style:country-asian="JP"/>
    </style:style>
    <style:style style:name="T27" style:family="text">
      <style:text-properties officeooo:rsid="00e32636" style:language-asian="ja" style:country-asian="JP"/>
    </style:style>
    <style:style style:name="T28" style:family="text">
      <style:text-properties officeooo:rsid="01228ca5" style:language-asian="ja" style:country-asian="JP"/>
    </style:style>
    <style:style style:name="T29" style:family="text">
      <style:text-properties officeooo:rsid="00f53579" style:language-asian="ja" style:country-asian="JP" style:font-name-complex="ＭＳ 明朝"/>
    </style:style>
    <style:style style:name="T30" style:family="text">
      <style:text-properties officeooo:rsid="01228ca5" style:language-asian="ja" style:country-asian="JP" style:font-name-complex="ＭＳ 明朝"/>
    </style:style>
    <style:style style:name="T31" style:family="text">
      <style:text-properties officeooo:rsid="0122920d" style:language-asian="ja" style:country-asian="JP"/>
    </style:style>
    <style:style style:name="T32" style:family="text">
      <style:text-properties officeooo:rsid="0123b24e" style:language-asian="ja" style:country-asian="JP"/>
    </style:style>
    <style:style style:name="T33" style:family="text">
      <style:text-properties officeooo:rsid="01245a60" style:language-asian="ja" style:country-asian="JP"/>
    </style:style>
    <style:style style:name="T34" style:family="text">
      <style:text-properties officeooo:rsid="01294471" style:language-asian="ja" style:country-asian="JP"/>
    </style:style>
    <style:style style:name="T35" style:family="text">
      <style:text-properties officeooo:rsid="001a731c"/>
    </style:style>
    <style:style style:name="T36" style:family="text">
      <style:text-properties officeooo:rsid="002110a5"/>
    </style:style>
    <style:style style:name="T37" style:family="text">
      <style:text-properties officeooo:rsid="00eb10aa"/>
    </style:style>
    <style:style style:name="T38" style:family="text">
      <style:text-properties officeooo:rsid="00f29238"/>
    </style:style>
    <style:style style:name="T39" style:family="text">
      <style:text-properties officeooo:rsid="00e80d19"/>
    </style:style>
    <style:style style:name="T40" style:family="text">
      <style:text-properties officeooo:rsid="011a4d83"/>
    </style:style>
    <style:style style:name="T41" style:family="text">
      <style:text-properties fo:font-size="9pt" style:font-size-asian="9pt" style:font-size-complex="9pt"/>
    </style:style>
    <style:style style:name="T42" style:family="text">
      <style:text-properties fo:font-size="9pt" style:font-size-asian="9pt" style:language-asian="ja" style:country-asian="JP" style:font-size-complex="9pt"/>
    </style:style>
    <style:style style:name="T43" style:family="text">
      <style:text-properties officeooo:rsid="00e8a48c"/>
    </style:style>
    <style:style style:name="T44" style:family="text">
      <style:text-properties officeooo:rsid="00e13a38"/>
    </style:style>
    <style:style style:name="T45" style:family="text">
      <style:text-properties officeooo:rsid="00f45d3f"/>
    </style:style>
    <style:style style:name="T46" style:family="text">
      <style:text-properties officeooo:rsid="00f9efe0"/>
    </style:style>
    <style:style style:name="T47" style:family="text">
      <style:text-properties officeooo:rsid="00fa8635"/>
    </style:style>
    <style:style style:name="T48" style:family="text">
      <style:text-properties officeooo:rsid="00facfe7"/>
    </style:style>
    <style:style style:name="T49" style:family="text">
      <style:text-properties officeooo:rsid="00fc8274"/>
    </style:style>
    <style:style style:name="T50" style:family="text">
      <style:text-properties officeooo:rsid="00fcc599"/>
    </style:style>
    <style:style style:name="T51" style:family="text">
      <style:text-properties officeooo:rsid="00fe3617"/>
    </style:style>
    <style:style style:name="T52" style:family="text">
      <style:text-properties officeooo:rsid="00fe9836"/>
    </style:style>
    <style:style style:name="T53" style:family="text">
      <style:text-properties officeooo:rsid="00ff839c"/>
    </style:style>
    <style:style style:name="T54" style:family="text">
      <style:text-properties officeooo:rsid="01001cc0"/>
    </style:style>
    <style:style style:name="T55" style:family="text">
      <style:text-properties officeooo:rsid="00e54202"/>
    </style:style>
    <style:style style:name="T56" style:family="text">
      <style:text-properties fo:font-weight="bold" officeooo:rsid="00e54202" style:font-weight-asian="bold" style:font-weight-complex="bold"/>
    </style:style>
    <style:style style:name="T57" style:family="text">
      <style:text-properties fo:font-weight="bold" officeooo:rsid="00eb5cf0" style:font-weight-asian="bold" style:font-weight-complex="bold"/>
    </style:style>
    <style:style style:name="T58" style:family="text">
      <style:text-properties fo:font-weight="bold" officeooo:rsid="00facfe7" style:font-weight-asian="bold" style:font-weight-complex="bold"/>
    </style:style>
    <style:style style:name="T59" style:family="text">
      <style:text-properties fo:font-weight="bold" officeooo:rsid="00facfe7" style:language-asian="ja" style:country-asian="JP" style:font-weight-asian="bold" style:font-weight-complex="bold"/>
    </style:style>
    <style:style style:name="T60" style:family="text">
      <style:text-properties officeooo:rsid="01071f13"/>
    </style:style>
    <style:style style:name="T61" style:family="text">
      <style:text-properties officeooo:rsid="0108bd8a"/>
    </style:style>
    <style:style style:name="T62" style:family="text">
      <style:text-properties officeooo:rsid="010b58c7"/>
    </style:style>
    <style:style style:name="T63" style:family="text">
      <style:text-properties officeooo:rsid="010bfa32"/>
    </style:style>
    <style:style style:name="T64" style:family="text">
      <style:text-properties officeooo:rsid="010d33f8"/>
    </style:style>
    <style:style style:name="T65" style:family="text">
      <style:text-properties officeooo:rsid="010e462e"/>
    </style:style>
    <style:style style:name="T66" style:family="text">
      <style:text-properties officeooo:rsid="01102036"/>
    </style:style>
    <style:style style:name="T67" style:family="text">
      <style:text-properties officeooo:rsid="0111f74d"/>
    </style:style>
    <style:style style:name="T68" style:family="text">
      <style:text-properties officeooo:rsid="01139544"/>
    </style:style>
    <style:style style:name="T69" style:family="text">
      <style:text-properties officeooo:rsid="0113bd22"/>
    </style:style>
    <style:style style:name="T70" style:family="text">
      <style:text-properties officeooo:rsid="01145724"/>
    </style:style>
    <style:style style:name="T71" style:family="text">
      <style:text-properties officeooo:rsid="0115c50e"/>
    </style:style>
    <style:style style:name="T72" style:family="text">
      <style:text-properties officeooo:rsid="011728f3"/>
    </style:style>
    <style:style style:name="T73" style:family="text">
      <style:text-properties officeooo:rsid="011874fb"/>
    </style:style>
    <style:style style:name="T74" style:family="text">
      <style:text-properties officeooo:rsid="011a17ec"/>
    </style:style>
    <style:style style:name="T75" style:family="text">
      <style:text-properties officeooo:rsid="011a605f"/>
    </style:style>
    <style:style style:name="T76" style:family="text">
      <style:text-properties officeooo:rsid="00fdef8b"/>
    </style:style>
    <style:style style:name="T77" style:family="text">
      <style:text-properties officeooo:rsid="00e32636"/>
    </style:style>
    <style:style style:name="T78" style:family="text">
      <style:text-properties officeooo:rsid="00feaaef"/>
    </style:style>
    <style:style style:name="T79" style:family="text">
      <style:text-properties officeooo:rsid="011e3f01"/>
    </style:style>
    <style:style style:name="T80" style:family="text">
      <style:text-properties officeooo:rsid="01245a60"/>
    </style:style>
    <style:style style:name="T81" style:family="text">
      <style:text-properties officeooo:rsid="0126b745"/>
    </style:style>
    <style:style style:name="T82" style:family="text">
      <style:text-properties officeooo:rsid="01294471"/>
    </style:style>
    <style:style style:name="T83" style:family="text">
      <style:text-properties style:font-name="IPAゴシック2" fo:font-size="6pt" style:font-size-asian="6pt" style:font-size-complex="6pt"/>
    </style:style>
    <style:style style:name="T84" style:family="text">
      <style:text-properties style:font-name="ＭＳ ゴシック" fo:font-size="6pt" style:font-size-asian="6pt" style:font-size-complex="6pt"/>
    </style:style>
    <style:style style:name="fr1" style:family="graphic" style:parent-style-name="Frame">
      <style:graphic-properties fo:margin-left="0.319cm" fo:margin-right="0.319cm" style:wrap="none" style:vertical-pos="from-top" style:vertical-rel="page" style:horizontal-pos="from-left" style:horizontal-rel="page"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protect="none" style:wrap="none"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枠1" text:anchor-type="page" text:anchor-page-number="1" svg:x="12.158cm" svg:y="24.642cm" svg:width="7.04cm" svg:height="1.824cm" draw:z-index="0">
        <draw:text-box>
          <text:p text:style-name="P19"><text:bookmark-start text:name="__RefHeading__802_178903962"/><text:span text:style-name="T1">製作</text:span><text:span text:style-name="T3">者</text:span><text:bookmark-end text:name="__RefHeading__802_178903962"/></text:p>
          <text:p text:style-name="P20"><text:bookmark-start text:name="__RefHeading__804_178903962"/>担当企業名　<text:span text:style-name="T38">TIS株式会社</text:span><text:bookmark-end text:name="__RefHeading__804_178903962"/></text:p>
        </draw:text-box>
      </draw:frame>
      <draw:frame draw:style-name="fr3" draw:name="グラフィックス7" text:anchor-type="page" text:anchor-page-number="2" svg:x="2.18cm" svg:y="19.334cm" svg:width="2.268cm" style:rel-width="13%" svg:height="0.771cm" style:rel-height="3%" draw:z-index="22">
        <draw:image xlink:href="Pictures/10000201000000580000001FED1EC38A.png" xlink:type="simple" xlink:show="embed" xlink:actuate="onLoad"/>
      </draw:frame>
      <text:p text:style-name="P114"><text:span text:style-name="T35">PostgreSQL</text:span><text:span text:style-name="T2">エンタープライズ・コンソーシアム 技術部会 WG#2</text:span></text:p>
      <text:p text:style-name="P17"/>
      <text:p text:style-name="P3"/>
      <text:p text:style-name="P16"/>
      <text:p text:style-name="P2"/>
      <text:p text:style-name="P2"/>
      <text:p text:style-name="P2"/>
      <text:p text:style-name="P2"/>
      <text:p text:style-name="P2"/>
      <text:p text:style-name="P2"/>
      <text:p text:style-name="P2"/>
      <text:p text:style-name="P2"/>
      <text:p text:style-name="P2"/>
      <text:p text:style-name="P24">アプリケーション移行調査編</text:p>
      <text:p text:style-name="P25"/>
      <text:p text:style-name="P57"/>
      <text:p text:style-name="P4"/>
      <text:p text:style-name="_39_92.サブタイトル"/>
      <text:p text:style-name="P6">改訂履歴</text:p>
      <table:table table:name="表2" table:style-name="表2">
        <table:table-column table:style-name="表2.A"/>
        <table:table-column table:style-name="表2.B"/>
        <table:table-column table:style-name="表2.C"/>
        <table:table-row table:style-name="表2.1">
          <table:table-cell table:style-name="表2.A1" office:value-type="string">
            <text:p text:style-name="P12">版</text:p>
          </table:table-cell>
          <table:table-cell table:style-name="表2.A1" office:value-type="string">
            <text:p text:style-name="P12">改訂日</text:p>
          </table:table-cell>
          <table:table-cell table:style-name="表2.C1" office:value-type="string">
            <text:p text:style-name="P13">変更内容</text:p>
          </table:table-cell>
        </table:table-row>
        <table:table-row table:style-name="表2.1">
          <table:table-cell table:style-name="表2.A5" office:value-type="string">
            <text:p text:style-name="P12">1.0</text:p>
          </table:table-cell>
          <table:table-cell table:style-name="表2.B2" office:value-type="string">
            <text:p text:style-name="P14"><text:span text:style-name="T38">2013</text:span>/<text:span text:style-name="T38">04</text:span><text:span text:style-name="T36">/</text:span><text:span text:style-name="T38">22</text:span></text:p>
          </table:table-cell>
          <table:table-cell table:style-name="表2.C2" office:value-type="string">
            <text:p text:style-name="P14">新規作成</text:p>
          </table:table-cell>
        </table:table-row>
        <table:table-row table:style-name="表2.1">
          <table:table-cell table:style-name="表2.A5" office:value-type="string">
            <text:p text:style-name="P12"/>
          </table:table-cell>
          <table:table-cell table:style-name="表2.B3" office:value-type="string">
            <text:p text:style-name="P15"/>
          </table:table-cell>
          <table:table-cell table:style-name="表2.C3" office:value-type="string">
            <text:p text:style-name="P12"/>
          </table:table-cell>
        </table:table-row>
        <table:table-row table:style-name="表2.1">
          <table:table-cell table:style-name="表2.A5" office:value-type="string">
            <text:p text:style-name="P12"/>
          </table:table-cell>
          <table:table-cell table:style-name="表2.B4" office:value-type="string">
            <text:p text:style-name="P12"/>
          </table:table-cell>
          <table:table-cell table:style-name="表2.C4" office:value-type="string">
            <text:p text:style-name="P12"/>
          </table:table-cell>
        </table:table-row>
        <table:table-row table:style-name="表2.1">
          <table:table-cell table:style-name="表2.A5" office:value-type="string">
            <text:p text:style-name="P12"/>
          </table:table-cell>
          <table:table-cell table:style-name="表2.B5" office:value-type="string">
            <text:p text:style-name="P12"/>
          </table:table-cell>
          <table:table-cell table:style-name="表2.C5" office:value-type="string">
            <text:p text:style-name="P12"/>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 table:name="ライセンス" table:style-name="ライセンス">
        <table:table-column table:style-name="ライセンス.A"/>
        <table:table-row table:style-name="ライセンス.1">
          <table:table-cell table:style-name="ライセンス.A1" office:value-type="string">
            <text:p text:style-name="P34">ライセンス</text:p>
            <text:p text:style-name="P34">本作品はCC-BYライセンスによって許諾されています。</text:p>
            <text:p text:style-name="P34">ライセンスの内容を知りたい方はhttp://creativecommons.org/licenses/by/2.1/jp/でご確認ください。</text:p>
            <text:p text:style-name="P34">文書の内容、表記に関する誤り、ご要望、感想等につきましては、PGEConsのサイトを通じてお寄せいただきますようお願いいたします。</text:p>
            <text:p text:style-name="P33"><text:span text:style-name="T37">サイトURL <text:s/></text:span><text:a xlink:type="simple" xlink:href="https://www.pgecons.org/contact/"><text:span text:style-name="T37">https://www.pgecons.org/contact/</text:span></text:a></text:p>
            <text:p text:style-name="P34"/>
            <text:p text:style-name="P36">Javaは、Oracle Corporation 及びその子会社、関連会社の米国及びその他の国における登録商標です。文中の社名、商品名等は各社の商標または登録商標である場合があります。</text:p>
            <text:p text:style-name="P36">Oracleは、Oracle Corporation 及びその子会社、関連会社の米国及びその他の国における登録商標です。文中の社名、商品名等は各社の商標または登録商標である場合があります。</text:p>
            <text:p text:style-name="P36">PostgreSQLは、PostgreSQL Community Association of Canadaのカナダにおける登録商標およびその他の国における商標です。</text:p>
            <text:p text:style-name="P35"><text:span text:style-name="T37">その他、本資料に記載されている社名及び商品名はそれぞれ各社が商標または登録商標として使用している場合があります </text:span><text:span text:style-name="T4">。</text:span></text:p>
          </table:table-cell>
        </table:table-row>
      </table:table>
      <text:p text:style-name="Table"/>
      <text:p text:style-name="P8">はじめに</text:p>
      <text:p text:style-name="P11">■本資料の目的</text:p>
      <text:p text:style-name="P58">本資料は、<text:span text:style-name="T39">異種DBMSからPostgreSQLへ</text:span><text:span text:style-name="T38">アプリケーション</text:span>を移行する作業の難易度、ボリュームを事前に判断するための参考資料として利用することを想定しています。</text:p>
      <text:p text:style-name="P58"/>
      <text:p text:style-name="P62">■<text:span text:style-name="T1">本</text:span>資料<text:span text:style-name="T1">で記載する範囲</text:span></text:p>
      <text:p text:style-name="P59">本資料では、移行元の異種<text:span text:style-name="T40">DBMSとしてOracle Databaseを想定し、Oracle DatabaseからPostgreSQLへアプリケーションを移行する代表的なパターンについて紹介します。また、</text:span><text:span text:style-name="T72">JDBCを用いたJavaアプリケーションをOracleからPostgreSQLへ移行する際に</text:span><text:span text:style-name="T40">考慮が必要となる箇所について記載します。</text:span></text:p>
      <text:p text:style-name="_32_.本文_ff08_中見出し_ff09_"/>
      <text:p text:style-name="P62">■<text:span text:style-name="T1">本</text:span>資料<text:span text:style-name="T1">で扱う用語の定義</text:span></text:p>
      <text:p text:style-name="P58"><text:bookmark-start text:name="__RefHeading__810_178903962"/>資料で記述する用語について以下に定義します。<text:bookmark-end text:name="__RefHeading__810_178903962"/></text:p>
      <text:p text:style-name="P63"><text:span text:style-name="T41">表 </text:span><text:span text:style-name="T41"><text:sequence text:ref-name="refTable0" text:name="Table" text:formula="ooow:Table+1" style:num-format="1">1</text:sequence></text:span><text:span text:style-name="T41">: </text:span><text:span text:style-name="T42">用語定義</text:span></text:p>
      <table:table table:name="表5" table:style-name="表5">
        <table:table-column table:style-name="表5.A"/>
        <table:table-column table:style-name="表5.B"/>
        <table:table-column table:style-name="表5.C"/>
        <table:table-row>
          <table:table-cell table:style-name="表5.A1" office:value-type="string">
            <text:p text:style-name="P30">№</text:p>
          </table:table-cell>
          <table:table-cell table:style-name="表5.A1" office:value-type="string">
            <text:p text:style-name="P30">用語</text:p>
          </table:table-cell>
          <table:table-cell table:style-name="表5.C1" office:value-type="string">
            <text:p text:style-name="P30">意味</text:p>
          </table:table-cell>
        </table:table-row>
        <table:table-row>
          <table:table-cell table:style-name="表5.A3" office:value-type="string">
            <text:p text:style-name="P46">1</text:p>
          </table:table-cell>
          <table:table-cell table:style-name="表5.B3" office:value-type="string">
            <text:p text:style-name="P38">DBMS</text:p>
          </table:table-cell>
          <table:table-cell table:style-name="表5.C3" office:value-type="string">
            <text:p text:style-name="P39">データベース管理システムを指します。ここでは、PostgreSQLおよび異種DBMSの総称として利用します。</text:p>
          </table:table-cell>
        </table:table-row>
        <table:table-row>
          <table:table-cell table:style-name="表5.A3" office:value-type="string">
            <text:p text:style-name="P46">2</text:p>
          </table:table-cell>
          <table:table-cell table:style-name="表5.B3" office:value-type="string">
            <text:p text:style-name="P38">異種DBMS</text:p>
          </table:table-cell>
          <table:table-cell table:style-name="表5.C3" office:value-type="string">
            <text:p text:style-name="P39">PostgreSQLではない、データベース管理システムを指します。</text:p>
            <text:p text:style-name="P39">本資料では、Oracle Databaseが該当します。</text:p>
          </table:table-cell>
        </table:table-row>
        <table:table-row>
          <table:table-cell table:style-name="表5.A4" office:value-type="string">
            <text:p text:style-name="P46">3</text:p>
          </table:table-cell>
          <table:table-cell table:style-name="表5.B4" office:value-type="string">
            <text:p text:style-name="P38">Oracle</text:p>
          </table:table-cell>
          <table:table-cell table:style-name="表5.C4" office:value-type="string">
            <text:p text:style-name="P39">データベース管理システムのOracle Database を指します。</text:p>
          </table:table-cell>
        </table:table-row>
      </table:table>
      <text:p text:style-name="_32_.本文_ff08_中見出し_ff09_"/>
      <text:p text:style-name="P9">■本資料で扱う<text:span text:style-name="T66">DBMSおよびツール</text:span></text:p>
      <text:p text:style-name="P69"><text:span text:style-name="T43">本書では以下の</text:span><text:span text:style-name="T66">DBMSを前提にした調査結果を記載します。</text:span></text:p>
      <text:p text:style-name="P67">表 <text:sequence text:ref-name="refTable1" text:name="Table" text:formula="ooow:Table+1" style:num-format="1">2</text:sequence>: <text:span text:style-name="T5">本書で扱うDBMS</text:span></text:p>
      <table:table table:name="表6" table:style-name="表6">
        <table:table-column table:style-name="表6.A"/>
        <table:table-column table:style-name="表6.B"/>
        <table:table-row>
          <table:table-cell table:style-name="表6.A1" office:value-type="string">
            <text:p text:style-name="P32"><text:span text:style-name="T43">DBMS</text:span><text:span text:style-name="T5">名称</text:span></text:p>
          </table:table-cell>
          <table:table-cell table:style-name="表6.B1" office:value-type="string">
            <text:p text:style-name="P29">バージョン</text:p>
          </table:table-cell>
        </table:table-row>
        <table:table-row>
          <table:table-cell table:style-name="表6.A2" office:value-type="string">
            <text:p text:style-name="P54">PostgreSQL</text:p>
          </table:table-cell>
          <table:table-cell table:style-name="表6.B2" office:value-type="string">
            <text:p text:style-name="P54">9.2.0</text:p>
          </table:table-cell>
        </table:table-row>
        <table:table-row>
          <table:table-cell table:style-name="表6.A3" office:value-type="string">
            <text:p text:style-name="P54">Oracle Database</text:p>
          </table:table-cell>
          <table:table-cell table:style-name="表6.B3" office:value-type="string">
            <text:p text:style-name="P55"><text:span text:style-name="T43">11gR2</text:span><text:span text:style-name="T5"> </text:span><text:span text:style-name="T6">11.2.0.</text:span><text:span text:style-name="T7">2</text:span><text:span text:style-name="T6">.0</text:span></text:p>
          </table:table-cell>
        </table:table-row>
      </table:table>
      <text:p text:style-name="P61"/>
      <text:p text:style-name="P60"><text:span text:style-name="T43">また、本書では以下の</text:span><text:span text:style-name="T66">JDBCドライバ</text:span><text:span text:style-name="T43">を前提にした調査結果を記載します。</text:span></text:p>
      <text:p text:style-name="P67">表 <text:sequence text:ref-name="refTable2" text:name="Table" text:formula="ooow:Table+1" style:num-format="1">3</text:sequence>: <text:span text:style-name="T5">本書で扱うＪＤＢＣドライバ</text:span></text:p>
      <table:table table:name="表3" table:style-name="表3">
        <table:table-column table:style-name="表3.A"/>
        <table:table-column table:style-name="表3.B"/>
        <table:table-row>
          <table:table-cell table:style-name="表3.A1" office:value-type="string">
            <text:p text:style-name="P32"><text:span text:style-name="T66">JDBC</text:span><text:span text:style-name="T23">ドライバ</text:span></text:p>
          </table:table-cell>
          <table:table-cell table:style-name="表3.B1" office:value-type="string">
            <text:p text:style-name="P29"><text:span text:style-name="T66">JDBCドライバの</text:span>バージョン</text:p>
          </table:table-cell>
        </table:table-row>
        <table:table-row>
          <table:table-cell table:style-name="表3.A2" office:value-type="string">
            <text:p text:style-name="P54">PostgreSQL</text:p>
          </table:table-cell>
          <table:table-cell table:style-name="表3.B2" office:value-type="string">
            <text:p text:style-name="P54"><text:span text:style-name="T66">9.2 Build 1002</text:span><text:span text:style-name="T23"> (JDBC4)</text:span></text:p>
          </table:table-cell>
        </table:table-row>
        <table:table-row>
          <table:table-cell table:style-name="表3.A3" office:value-type="string">
            <text:p text:style-name="P54">Oracle Database</text:p>
          </table:table-cell>
          <table:table-cell table:style-name="表3.B3" office:value-type="string">
            <text:p text:style-name="P56">11.2.0.3</text:p>
          </table:table-cell>
        </table:table-row>
      </table:table>
      <text:p text:style-name="P67"/>
      <text:p text:style-name="P68"/>
      <text:table-of-content text:style-name="Sect1" text:protected="true" text:name="目次1">
        <text:table-of-content-source text:outline-level="2">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143">目次</text:p>
          </text:index-title>
          <text:p text:style-name="P121"><text:a xlink:type="simple" xlink:href="#__RefHeading__4571_1721011329" text:style-name="Index_20_Link" text:visited-style-name="Index_20_Link">1.Oracle アプリケーションからの移行パターン<text:tab/>5</text:a></text:p>
          <text:p text:style-name="P120"><text:a xlink:type="simple" xlink:href="#__RefHeading__1523_338010766" text:style-name="Index_20_Link" text:visited-style-name="Index_20_Link">1.1.Java<text:tab/>5</text:a></text:p>
          <text:p text:style-name="P120"><text:a xlink:type="simple" xlink:href="#__RefHeading__1525_338010766" text:style-name="Index_20_Link" text:visited-style-name="Index_20_Link">1.2.C<text:tab/>5</text:a></text:p>
          <text:p text:style-name="P120"><text:a xlink:type="simple" xlink:href="#__RefHeading__1527_338010766" text:style-name="Index_20_Link" text:visited-style-name="Index_20_Link">1.3.PHP<text:tab/>6</text:a></text:p>
          <text:p text:style-name="P120"><text:a xlink:type="simple" xlink:href="#__RefHeading__1529_338010766" text:style-name="Index_20_Link" text:visited-style-name="Index_20_Link">1.4.Perl<text:tab/>6</text:a></text:p>
          <text:p text:style-name="P120"><text:a xlink:type="simple" xlink:href="#__RefHeading__1531_338010766" text:style-name="Index_20_Link" text:visited-style-name="Index_20_Link">1.5.Ｒｕｂｙ<text:tab/>6</text:a></text:p>
          <text:p text:style-name="P120"><text:a xlink:type="simple" xlink:href="#__RefHeading__1533_338010766" text:style-name="Index_20_Link" text:visited-style-name="Index_20_Link">1.6.シェルスクリプト<text:tab/>6</text:a></text:p>
          <text:p text:style-name="P121"><text:a xlink:type="simple" xlink:href="#__RefHeading__3527_1705757749" text:style-name="Index_20_Link" text:visited-style-name="Index_20_Link">2.JDBCを用いたJavaアプリケーションの移行<text:tab/>6</text:a></text:p>
          <text:p text:style-name="P120"><text:a xlink:type="simple" xlink:href="#__RefHeading__3210_1705757749" text:style-name="Index_20_Link" text:visited-style-name="Index_20_Link">2.1.JDBCドライバの種類<text:tab/>6</text:a></text:p>
          <text:p text:style-name="P120"><text:a xlink:type="simple" xlink:href="#__RefHeading__3212_1705757749" text:style-name="Index_20_Link" text:visited-style-name="Index_20_Link">2.2.Oracle拡張機能<text:tab/>7</text:a></text:p>
          <text:p text:style-name="P120"><text:a xlink:type="simple" xlink:href="#__RefHeading__3214_1705757749" text:style-name="Index_20_Link" text:visited-style-name="Index_20_Link">2.3.JDBCドライバのデータベース接続文字列の違い<text:tab/>8</text:a></text:p>
          <text:p text:style-name="P120"><text:a xlink:type="simple" xlink:href="#__RefHeading__3216_1705757749" text:style-name="Index_20_Link" text:visited-style-name="Index_20_Link">2.4.マッピングされるデータ型の違い<text:tab/>8</text:a></text:p>
          <text:p text:style-name="P120"><text:a xlink:type="simple" xlink:href="#__RefHeading__3218_1705757749" text:style-name="Index_20_Link" text:visited-style-name="Index_20_Link">2.5.トランザクションの取扱い<text:tab/>9</text:a></text:p>
          <text:p text:style-name="P120"><text:a xlink:type="simple" xlink:href="#__RefHeading__1535_338010766" text:style-name="Index_20_Link" text:visited-style-name="Index_20_Link">2.6.エラーメッセージ、エラーコードの違い<text:tab/>9</text:a></text:p>
        </text:index-body>
      </text:table-of-content>
      <text:p text:style-name="Standard"/>
      <text:p text:style-name="P21"/>
      <text:h text:style-name="P123" text:outline-level="1"><text:bookmark-start text:name="__RefHeading__4571_1721011329"/>Oracle アプリケーションからの移行パターン<text:bookmark-end text:name="__RefHeading__4571_1721011329"/></text:h>
      <text:h text:style-name="P124" text:outline-level="1"><text:bookmark-start text:name="__RefHeading__1661_135888089"/>OracleのアプリケーションをPostgreSQLに移行する場合、DBMSへの接続方法、使用言語によって移行方法が異なります。以下に移行方法のパターンを整理します。<text:bookmark-end text:name="__RefHeading__1661_135888089"/></text:h>
      <text:p text:style-name="P64">表 <text:sequence text:ref-name="refTable3" text:name="Table" text:formula="ooow:Table+1" style:num-format="1">1</text:sequence>: <text:span text:style-name="T8">OracleからPostgreSQLへのアプリケーション移行パターン</text:span></text:p>
      <table:table table:name="表1" table:style-name="表1">
        <table:table-column table:style-name="表1.A"/>
        <table:table-column table:style-name="表1.B"/>
        <table:table-column table:style-name="表1.C"/>
        <table:table-column table:style-name="表1.D"/>
        <table:table-row>
          <table:table-cell table:style-name="表1.A1" table:number-columns-spanned="2" office:value-type="string">
            <text:p text:style-name="P31">Oracle</text:p>
          </table:table-cell>
          <table:covered-table-cell/>
          <table:table-cell table:style-name="表1.C1" table:number-columns-spanned="2" office:value-type="string">
            <text:p text:style-name="P31">PostgreSQL</text:p>
          </table:table-cell>
          <table:covered-table-cell/>
        </table:table-row>
        <table:table-row>
          <table:table-cell table:style-name="表1.A2" office:value-type="string">
            <text:p text:style-name="P28">言語</text:p>
          </table:table-cell>
          <table:table-cell table:style-name="表1.A2" office:value-type="string">
            <text:p text:style-name="P27">接続方式</text:p>
          </table:table-cell>
          <table:table-cell table:style-name="表1.A2" office:value-type="string">
            <text:p text:style-name="P27">言語</text:p>
          </table:table-cell>
          <table:table-cell table:style-name="表1.D2" office:value-type="string">
            <text:p text:style-name="P27">接続方式</text:p>
          </table:table-cell>
        </table:table-row>
        <table:table-row>
          <table:table-cell table:style-name="表1.A2" office:value-type="string">
            <text:p text:style-name="P47">Java</text:p>
          </table:table-cell>
          <table:table-cell table:style-name="表1.A2" office:value-type="string">
            <text:p text:style-name="P48"><text:span text:style-name="T44">JDBC</text:span><text:span text:style-name="T8"> </text:span><text:span text:style-name="T44">(Type4)</text:span></text:p>
          </table:table-cell>
          <table:table-cell table:style-name="表1.A2" office:value-type="string">
            <text:p text:style-name="P47">Java</text:p>
          </table:table-cell>
          <table:table-cell table:style-name="表1.D2" office:value-type="string">
            <text:p text:style-name="P47">JDBC (Type4)</text:p>
          </table:table-cell>
        </table:table-row>
        <table:table-row>
          <table:table-cell table:style-name="表1.A2" office:value-type="string">
            <text:p text:style-name="P47">Java</text:p>
          </table:table-cell>
          <table:table-cell table:style-name="表1.A2" office:value-type="string">
            <text:p text:style-name="P47">JDBC (Type2)</text:p>
          </table:table-cell>
          <table:table-cell table:style-name="表1.A2" office:value-type="string">
            <text:p text:style-name="P49">Java</text:p>
          </table:table-cell>
          <table:table-cell table:style-name="表1.D2" office:value-type="string">
            <text:p text:style-name="P49">JDBC (Type4)</text:p>
          </table:table-cell>
        </table:table-row>
        <table:table-row>
          <table:table-cell table:style-name="表1.A2" office:value-type="string">
            <text:p text:style-name="P47">Java</text:p>
          </table:table-cell>
          <table:table-cell table:style-name="表1.A2" office:value-type="string">
            <text:p text:style-name="P47">SQLJ</text:p>
          </table:table-cell>
          <table:table-cell table:style-name="表1.A2" office:value-type="string">
            <text:p text:style-name="P47">-</text:p>
          </table:table-cell>
          <table:table-cell table:style-name="表1.D2" office:value-type="string">
            <text:p text:style-name="P47">-</text:p>
          </table:table-cell>
        </table:table-row>
        <table:table-row>
          <table:table-cell table:style-name="表1.A2" office:value-type="string">
            <text:p text:style-name="P47">C</text:p>
          </table:table-cell>
          <table:table-cell table:style-name="表1.A2" office:value-type="string">
            <text:p text:style-name="P47">Oracle Call Interface (OCI)</text:p>
          </table:table-cell>
          <table:table-cell table:style-name="表1.A2" office:value-type="string">
            <text:p text:style-name="P47">C</text:p>
          </table:table-cell>
          <table:table-cell table:style-name="表1.D2" office:value-type="string">
            <text:p text:style-name="P47">libpq</text:p>
          </table:table-cell>
        </table:table-row>
        <table:table-row>
          <table:table-cell table:style-name="表1.A2" office:value-type="string">
            <text:p text:style-name="P47">C</text:p>
          </table:table-cell>
          <table:table-cell table:style-name="表1.A2" office:value-type="string">
            <text:p text:style-name="P47">Pro*C/<text:span text:style-name="T75">C++</text:span></text:p>
          </table:table-cell>
          <table:table-cell table:style-name="表1.A2" office:value-type="string">
            <text:p text:style-name="P47">C</text:p>
          </table:table-cell>
          <table:table-cell table:style-name="表1.D2" office:value-type="string">
            <text:p text:style-name="P47">ECPG</text:p>
          </table:table-cell>
        </table:table-row>
        <table:table-row>
          <table:table-cell table:style-name="表1.A2" office:value-type="string">
            <text:p text:style-name="P47">PHP</text:p>
          </table:table-cell>
          <table:table-cell table:style-name="表1.A2" office:value-type="string">
            <text:p text:style-name="P42">php-oci8、</text:p>
            <text:p text:style-name="P44">PHP Data Objects (PDO)</text:p>
          </table:table-cell>
          <table:table-cell table:style-name="表1.A2" office:value-type="string">
            <text:p text:style-name="P50">PHP</text:p>
          </table:table-cell>
          <table:table-cell table:style-name="表1.D2" office:value-type="string">
            <text:p text:style-name="P43">php-pgsql、</text:p>
            <text:p text:style-name="P44">PHP Data Objects (PDO)</text:p>
          </table:table-cell>
        </table:table-row>
        <table:table-row>
          <table:table-cell table:style-name="表1.A2" office:value-type="string">
            <text:p text:style-name="P47">Perl</text:p>
          </table:table-cell>
          <table:table-cell table:style-name="表1.A2" office:value-type="string">
            <text:p text:style-name="P40"><text:span text:style-name="T45">DBI、</text:span><text:span text:style-name="T38">DBD::</text:span><text:span text:style-name="T45">Oracle</text:span></text:p>
          </table:table-cell>
          <table:table-cell table:style-name="表1.A2" office:value-type="string">
            <text:p text:style-name="P50">Perl</text:p>
          </table:table-cell>
          <table:table-cell table:style-name="表1.D2" office:value-type="string">
            <text:p text:style-name="P44">DBI、DBD::Pg</text:p>
          </table:table-cell>
        </table:table-row>
        <table:table-row>
          <table:table-cell table:style-name="表1.A2" office:value-type="string">
            <text:p text:style-name="P47">Ruby</text:p>
          </table:table-cell>
          <table:table-cell table:style-name="表1.A2" office:value-type="string">
            <text:p text:style-name="P42"><text:span text:style-name="T81">DBI、</text:span>ruby-oci8</text:p>
          </table:table-cell>
          <table:table-cell table:style-name="表1.A2" office:value-type="string">
            <text:p text:style-name="P50">Ruby</text:p>
          </table:table-cell>
          <table:table-cell table:style-name="表1.D2" office:value-type="string">
            <text:p text:style-name="P42"><text:span text:style-name="T81">DBI、</text:span>ruby-pg</text:p>
          </table:table-cell>
        </table:table-row>
        <table:table-row>
          <table:table-cell table:style-name="表1.A2" office:value-type="string">
            <text:p text:style-name="P41">シェルスクリプト</text:p>
          </table:table-cell>
          <table:table-cell table:style-name="表1.A2" office:value-type="string">
            <text:p text:style-name="P47">SQL*Plus</text:p>
          </table:table-cell>
          <table:table-cell table:style-name="表1.A2" office:value-type="string">
            <text:p text:style-name="P41">シェルスクリプト</text:p>
          </table:table-cell>
          <table:table-cell table:style-name="表1.D2" office:value-type="string">
            <text:p text:style-name="P47">psql</text:p>
          </table:table-cell>
        </table:table-row>
        <table:table-row>
          <table:table-cell table:style-name="表1.A2" office:value-type="string">
            <text:p text:style-name="P41">シェルスクリプト</text:p>
          </table:table-cell>
          <table:table-cell table:style-name="表1.A2" office:value-type="string">
            <text:p text:style-name="P47">SQL*Loader</text:p>
          </table:table-cell>
          <table:table-cell table:style-name="表1.A2" office:value-type="string">
            <text:p text:style-name="P41">シェルスクリプト</text:p>
          </table:table-cell>
          <table:table-cell table:style-name="表1.D2" office:value-type="string">
            <text:p text:style-name="P47">COPY</text:p>
          </table:table-cell>
        </table:table-row>
      </table:table>
      <text:p text:style-name="_32_.本文_ff08_中見出し_ff09_"/>
      <text:h text:style-name="P125" text:outline-level="2"><text:bookmark-start text:name="__RefHeading__1523_338010766"/>Java<text:bookmark-end text:name="__RefHeading__1523_338010766"/></text:h>
      <text:p text:style-name="P81">JavaのアプリケーションからOracleへ接続する方式として、Java Database Connectivity(JDBC)を利用する方式と、SQLJを利用する方式があります。</text:p>
      <text:p text:style-name="P81">JDBCはJavaでリレーショナルデータベース（RDBMS）に接続する機能を標準化したAPIです。JDBCの標準仕様に準拠したJDBCドライバを利用することで、異なるRDBMSに対する操作が抽象化され、アプリケーションがRDBMSの機能に依存せずに実装することができる利点があります。</text:p>
      <text:p text:style-name="P77"><text:span text:style-name="T70">OracleもPostgreSQLもそれぞれJDBCドライバが提供されていますので、</text:span><text:span text:style-name="T71">JDBCの標準機能で実装されたJavaアプリケーションであれば、基本的にOracleからPostgreSQLへはJDBCドライバを変更することで移行ですますが、細かな注意点については、</text:span><text:span text:style-name="T71"><text:bookmark-ref text:reference-format="chapter" text:ref-name="__RefHeading__3527_1705757749">2</text:bookmark-ref></text:span><text:span text:style-name="T71">で記載します。</text:span></text:p>
      <text:p text:style-name="P88"><text:span text:style-name="T71">SQLJ</text:span><text:span text:style-name="T25">はJavaのプログラムにSQL文を埋め込む方法（埋め込みSQL）を定めたISO標準</text:span><text:span text:style-name="T25"><text:note text:id="ftn1" text:note-class="footnote"><text:note-citation>1</text:note-citation><text:note-body><text:p text:style-name="P110">ISO/IEC 9075-10</text:p></text:note-body></text:note></text:span><text:span text:style-name="T25">です。APIであるJDBCとは違い、Java言語を拡張したものですので、SQLJプログラムを実行するにはJavaプログラムをコンパイルする前にSQLJトランスレータと呼ばれるプリプロセッサで変換する必要があります。</text:span></text:p>
      <text:p text:style-name="P82">なお、PostgreSQLはSQLJに対応しておらず、SQLJを前提に書かれたアプリケーションをそのままPostgeSQLに移行することはできません。そのため、JDBCのAPIを利用する形にアプリケーションを書き換える必要があります。</text:p>
      <text:p text:style-name="_32_.本文_ff08_中見出し_ff09_"/>
      <text:h text:style-name="P125" text:outline-level="2"><text:bookmark-start text:name="__RefHeading__1525_338010766"/>C<text:bookmark-end text:name="__RefHeading__1525_338010766"/></text:h>
      <text:p text:style-name="P78"><text:span text:style-name="T69">Ｃのアプリケーションから</text:span><text:span text:style-name="T72">Oracleへ接続する方法として、Oracle Call Interface(OCI)を利用する方式と、</text:span><text:span text:style-name="T73">Pro*C/</text:span><text:span text:style-name="T75">C++</text:span><text:span text:style-name="T73">を利用する方式があります。</text:span></text:p>
      <text:p text:style-name="P80"><text:span text:style-name="T73">OCIはＣ言語</text:span><text:span text:style-name="T74">でOracleに接続する機能を提供するAPIです。OCIライブラリをリンクし、ヘッダファイルをインクルードすることで、C言語のアプリケーションからOracleに対してデータベース操作を行うことができます。</text:span></text:p>
      <text:p text:style-name="P83">ＯＣＩと同様にＣ言語のアプリケーションからPostgreSQLに接続するAPIとしてlibpqがありますが、JDBCと違ってAPIの仕様が標準化されていないため、OCIを使ったアプリケーションをPostgreSQLに移行する場合は同様の機能を実現するAPIに置き換える作業が必要になります。</text:p>
      <text:p text:style-name="P79"><text:span text:style-name="T73">Pro*C/</text:span><text:span text:style-name="T75">C++</text:span><text:span text:style-name="T73">は</text:span><text:span text:style-name="T75">C言語もしくはC++言語のプログラムにSQL文を埋め込む方式で、Pro*C独自のソースコードをプリプロセッサでC言語のソースに変換してから、実行可能なプログラムにコンパイルする方式です。PostgreSQLには同様</text:span><text:span text:style-name="T75">の方式としてECPG</text:span><text:span text:style-name="T75"><text:note text:id="ftn2" text:note-class="footnote"><text:note-citation>2</text:note-citation><text:note-body><text:p text:style-name="P111">http://www.postgresql.jp/document/9.2/html/ecpg.html</text:p></text:note-body></text:note></text:span><text:span text:style-name="T75">があるため、</text:span><text:span text:style-name="T79">ECPGの仕様に合わせて書き換えることを検討します。</text:span></text:p>
      <text:p text:style-name="P89"><text:soft-page-break/></text:p>
      <text:h text:style-name="P126" text:outline-level="2"><text:bookmark-start text:name="__RefHeading__1527_338010766"/>PHP<text:bookmark-end text:name="__RefHeading__1527_338010766"/></text:h>
      <text:p text:style-name="P90"><text:span text:style-name="T28">PHPのアプリケーションからOracleへ接続する方法として、</text:span><text:span text:style-name="T29">php-oci8を利用する方法と、</text:span><text:span text:style-name="T30">PHP Data Objects (PDO)を利用する方法があります。</text:span></text:p>
      <text:p text:style-name="P115">php-oci8はPHPでOracleに接続する機能を提供するＡＰＩで、内部ではOCIを利用してOracleに対するデータベース操作を行います。</text:p>
      <text:p text:style-name="P91"><text:span text:style-name="T28">php-oci8と同様にPHPのアプリケーションからPostgreSQLに接続するAPIとして、php</text:span><text:span text:style-name="T31">-pgsqlがあります。php-pgsqlも内部ではlibpqを利用してPostgreSQLに対するデータベース操作を行います。</text:span></text:p>
      <text:p text:style-name="P116">php-oci8とphp-pgsqlのAPIに互換性はないため、php-oci8を使ったアプリケーションをPostgreSQLに移行する場合は同様の機能を実現するAPIに置き換える作業が必要になります。</text:p>
      <text:p text:style-name="P92"><text:span text:style-name="T28">PDOは</text:span><text:span text:style-name="T32">データベースの違いを吸収し、共通の関数でデータベースを操作できるように設計された拡張モジュールです。データベース固有の機能やSQLの違いまでを完全に吸収できるわけではありませんが、PDOの</text:span><text:span text:style-name="T25">標準</text:span><text:span text:style-name="T32">API</text:span><text:span text:style-name="T25">で実装されたアプリケーションであれば、基本的にOracleからPostgreSQLへはドライバを変更することで移行できます</text:span></text:p>
      <text:p text:style-name="P115"/>
      <text:h text:style-name="P126" text:outline-level="2"><text:bookmark-start text:name="__RefHeading__1529_338010766"/>Perl<text:bookmark-end text:name="__RefHeading__1529_338010766"/></text:h>
      <text:p text:style-name="P93"><text:span text:style-name="T80">Perl</text:span><text:span text:style-name="T33">のアプリケーションからデータベースへ接続する場合、DBIおよびDBDモジュールを利用する方法が一般的です。DBIはPerlのためのデータベースアクセス用モジュールで、データベースに依存しないAPIを提供します。一方DBDモジュールはDBIモジュールのためのデータベース接続用ドライバで、DBIモジュールと一緒に機能することで、データベースに対する操作を実現しています。</text:span></text:p>
      <text:p text:style-name="P117">OracleにはDBD::Oracle、PostgreSQLにはDBD::PgというDBDモジュールが用意されていますので、基本的にOracleからPostgreSQLへはDBDモジュールを変更することで移行できます。</text:p>
      <text:p text:style-name="P117"/>
      <text:h text:style-name="P129" text:outline-level="2"><text:bookmark-start text:name="__RefHeading__1531_338010766"/>Ｒｕｂｙ<text:bookmark-end text:name="__RefHeading__1531_338010766"/></text:h>
      <text:p text:style-name="P118">RubyのアプリケーションからOracleへ接続する場合、DBIおよびDBDモジュールを利用する方法が一般的です。DBIはRubyのためのデータベースアクセス用モジュールで、データベースに依存しないAPIを提供します。一方DBDモジュールはDBIモジュールのためのデータベース接続用ドライバで、DBIモジュールと一緒に機能することで、データベースに対する操作を実現しています。</text:p>
      <text:p text:style-name="P118">Oracleにはruby-oci8、PostgreSQLにはruby-pgというDBDモジュールが用意されていますので、基本的にOracleからPostgreSQLへはDBDモジュールを変更することで移行できます。</text:p>
      <text:p text:style-name="P84"/>
      <text:h text:style-name="P128" text:outline-level="2"><text:bookmark-start text:name="__RefHeading__1533_338010766"/>シェルスクリプト<text:bookmark-end text:name="__RefHeading__1533_338010766"/></text:h>
      <text:p text:style-name="_32_.本文_ff08_中見出し_ff09_">簡単な<text:span text:style-name="T76">SQL実行を行うバッチアプリケーション等では</text:span>シェルスクリプトから<text:span text:style-name="T76">OracleのインタフェースユーティリティであるSQL*Plusを直接呼び出す形で実装されるケースがあります。</text:span><text:span text:style-name="T26">このケースでは、シェルスクリプトでSQL*Plusを呼び出している部分をPostgreSQLのインタフェースユーティリティであるpsqlに置き換えることになります。</text:span></text:p>
      <text:p text:style-name="_32_.本文_ff08_中見出し_ff09_"><text:span text:style-name="T27">また、</text:span><text:span text:style-name="T77">データベースに大量のデータを投入するバッチアプリケーション等では</text:span><text:span text:style-name="T27">、</text:span><text:span text:style-name="T77">シェルスクリプトから</text:span><text:span text:style-name="T78">OracleのユーティリティであるSQL*Loaderを直接呼び出す形で実装されるケースがあります。</text:span></text:p>
      <text:p text:style-name="P85">このケースでは、シェルスクリプトでSQL*Loaderを呼び出している部分をPostgreSQLのCOPYコマンドに置き換えることになります。</text:p>
      <text:p text:style-name="_32_.本文_ff08_中見出し_ff09_"/>
      <text:h text:style-name="P122" text:outline-level="1"><text:bookmark-start text:name="__RefHeading__3527_1705757749"/><text:span text:style-name="T10">JDBCを用いた</text:span><text:span text:style-name="T9">Javaアプリケーション</text:span><text:span text:style-name="T11">の</text:span><text:span text:style-name="T9">移行</text:span><text:bookmark-end text:name="__RefHeading__3527_1705757749"/></text:h>
      <text:p text:style-name="P22"><text:span text:style-name="T46">ここでは</text:span><text:span text:style-name="T48">JDBCを用いてOracleに接続しているJavaアプリケーションを、PostgreSQLに移行する際に注意が必要となる点について記載します。</text:span></text:p>
      <text:p text:style-name="P23"/>
      <text:h text:style-name="P130" text:outline-level="2"><text:bookmark-start text:name="__RefHeading__3210_1705757749"/>JDBCドライバの種類<text:bookmark-end text:name="__RefHeading__3210_1705757749"/></text:h>
      <text:p text:style-name="P71">Oracleは「Oracle JDBC OCI Driver(Type2)」と「Oracle JDBC Thin Driver(Type4)」の2種類のJDBC</text:p>
      <text:p text:style-name="P119"><text:span text:style-name="T47">ドライバが提供されてい</text:span><text:span text:style-name="T50">ます</text:span><text:span text:style-name="T48">。</text:span></text:p>
      <text:p text:style-name="_32_.本文_ff08_中見出し_ff09_"><text:span text:style-name="T11"/></text:p>
      <text:p text:style-name="P112"><text:span text:style-name="T11"><text:tab/>■ </text:span><text:span text:style-name="T58">Oracle Call Interface(OCI)</text:span><text:span text:style-name="T59">ドライバ（Type2）</text:span></text:p>
      <text:p text:style-name="_32_.本文_ff08_中見出し_ff09_">OCIドライバはOracle Call Interface（OCI）を使用してOracleデータベースに接続するタイプのJDBCドライバです。実行時にOCIのライブラリ（インストールディレクトリの「lib」以下）が必要で、実質的にOracle Clientがインストールさ<text:soft-page-break/>れているマシンでしか使用することができませんが、後述のThinドライバではサポートされない機能がいくつか利用できる高機能なドライバです。</text:p>
      <text:p text:style-name="_32_.本文_ff08_中見出し_ff09_"/>
      <text:p text:style-name="P113"><text:span text:style-name="T34"><text:tab/>■ </text:span>Thinドライバ（Type4）</text:p>
      <text:p text:style-name="_32_.本文_ff08_中見出し_ff09_"><text:span text:style-name="T48">Thin</text:span><text:span text:style-name="T11"> ドライバは</text:span><text:span text:style-name="T48">Oracle</text:span><text:span text:style-name="T11">の</text:span><text:span text:style-name="T48">クライアントライブラリを使用せず、Net8プロトコルを用いて直接データベースに接続するタイプのJDBCドライバです。クラスライブラリだけで動作する事ができるので、Oracle Clientがインストールされていないマシンでも動作させる事が可能で</text:span><text:span text:style-name="T11">すが、前述の</text:span><text:span text:style-name="T12">OCIドライバでサポートされる機能で使えないものがあります。</text:span></text:p>
      <text:p text:style-name="_32_.本文_ff08_中見出し_ff09_"/>
      <text:p text:style-name="P119"><text:span text:style-name="T47">　一方</text:span><text:span text:style-name="T82">で、</text:span><text:span text:style-name="T48">PostgreSQLで提供される</text:span><text:span text:style-name="T50">JDBCドライバ</text:span><text:span text:style-name="T48">はType4のみですので、</text:span><text:span text:style-name="T50">OracleでOCIドライバを利用している場合でも、PostgreSQLではType4のドライバを利用することになります。</text:span></text:p>
      <text:p text:style-name="P119"><text:span text:style-name="T48">　Oracle、PostgreSQLのJDBCドライバはともにJDBC</text:span><text:span text:style-name="T49">4.0</text:span><text:span text:style-name="T48">の標準機能をサポートしていますので、JDBCの標準機能を使って実装されているアプリケーションであれば、ほとんど書き換えることなく移行することができます。</text:span></text:p>
      <text:p text:style-name="P73"/>
      <text:h text:style-name="P130" text:outline-level="2"><text:bookmark-start text:name="__RefHeading__3212_1705757749"/>Oracle拡張機能<text:bookmark-end text:name="__RefHeading__3212_1705757749"/></text:h>
      <text:p text:style-name="P87"><text:span text:style-name="T13">OracleのJDBCドライバには</text:span><text:span text:style-name="T14">JDBC標準の実装を拡張するJavaクラスとインタフェースが用意されており、JDBC標準では実現されていないOracle拡張機能を使用することができますが、PostgreSQLに移行する場合はOracle拡張機能が使えなくなります。具体的には、</text:span><text:span text:style-name="T15">Oracle独自のSQLデータ形式を表現するクラス群のoracle.sqlパッケージ、またはjava.sqlのインタフェースに対するOracle拡張機能を提供するクラス群のoracle.jdbcパッケージを直接利用しているアプリケーションは、PostgreSQLでは利用できないため、書き換えが必要になります。</text:span></text:p>
      <text:p text:style-name="P74">なお、OracleのJDBCドライバによるOracle拡張機能としては以下の様なものがあります。<text:note text:id="ftn3" text:note-class="footnote"><text:note-citation>3</text:note-citation><text:note-body><text:p text:style-name="P109"><text:span text:style-name="T67">Oracle Database JDBC</text:span><text:span text:style-name="T24">開発者ガイド（http://docs.oracle.com/cd/E16338_01/java.112/b56281/oraint.htm#g1090378、　　　　http://docs.oracle.com/cd/E16338_01/java.112/b56281/instclnt.htm#CHDCJEDD）より引用</text:span></text:p></text:note-body></text:note></text:p>
      <text:p text:style-name="P74"/>
      <text:h text:style-name="P133" text:outline-level="3">JDBCを使用したデータベース管理</text:h>
      <text:p text:style-name="_33_.本文_28_小見出し_29_"><text:span text:style-name="T50">JDBCメソッドstartupおよびshutdown(oracle.jdbc.OracleConnectionインタフェース内)を使用すると、</text:span><text:span text:style-name="T14">Oracle Databaseインスタンスの起動と停止を実行できます。</text:span></text:p>
      <text:p text:style-name="P96"/>
      <text:h text:style-name="P133" text:outline-level="3">Oracleデータ型のサポート</text:h>
      <text:p text:style-name="P97">現在のバージョン（11gリリース2）では標準のJDBCで定義されたデータ型の利用が推奨されていますが、標準のJDBCで定義されないOracle独自のデータ型を使う場合、oracle.sqlパッケージのクラスを使用します。</text:p>
      <text:p text:style-name="P97"/>
      <text:h text:style-name="P134" text:outline-level="3">Oracleオブジェクトのサポート</text:h>
      <text:p text:style-name="P98">Oracle データベース内の構造化オブジェクトの使用をサポートしています。</text:p>
      <text:p text:style-name="P94"/>
      <text:h text:style-name="P138" text:outline-level="3">スキーマの命名サポート</text:h>
      <text:p text:style-name="P107">Oracleオブジェクト・データ型クラスには、完全修飾スキーマ名の受入れおよび復帰を行う機能があります。</text:p>
      <text:p text:style-name="P107"/>
      <text:h text:style-name="P138" text:outline-level="3">DML RETURNING</text:h>
      <text:p text:style-name="P107">データ操作言語(DML)文にRETURNING句を使用でき、2つのSQL文を1文に結合できます。</text:p>
      <text:p text:style-name="P107"/>
      <text:h text:style-name="P138" text:outline-level="3">PL/SQL索引付き表へのアクセス</text:h>
      <text:p text:style-name="P94"><text:span text:style-name="T51">JDBCアプリケーションで</text:span><text:span text:style-name="T15">、</text:span><text:span text:style-name="T51">索引付き表パラメータを使用してPL/SQLをコールできます。</text:span></text:p>
      <text:p text:style-name="P107"/>
      <text:h text:style-name="P139" text:outline-level="3"><text:span text:style-name="T52">OCI</text:span><text:span text:style-name="T16">接続プーリング</text:span></text:h>
      <text:p text:style-name="P105"><text:span text:style-name="T16">OCIドライバでは接続プーリングの機能を提供します。この機能によって、アプリケーションは少数の物理接続を使用して、複数の論理接続を保持できます。PostgreSQLのJDBCドライバには接続プーリングの機能はありませ</text:span><text:span text:style-name="T16">んが、Tomcat, JBossといったアプリケーションサーバやpgpool-II</text:span><text:span text:style-name="T16"><text:note text:id="ftn4" text:note-class="footnote"><text:note-citation>4</text:note-citation><text:note-body><text:p text:style-name="P144"><text:span text:style-name="T82">http://www.pgpool.net/docs/latest/pgpool-ja.html</text:span></text:p></text:note-body></text:note></text:span><text:span text:style-name="T16">といったミドルウェアで接続プーリングの機能</text:span><text:soft-page-break/><text:span text:style-name="T16">は実現可能です。</text:span></text:p>
      <text:p text:style-name="P99"/>
      <text:h text:style-name="P135" text:outline-level="3">クライアント結果キャッシュ</text:h>
      <text:p text:style-name="P99">OCIドライバではSQL問合せ結果セットをクライアント側のメモリーへキャッシュすることが可能となり、繰返しの問合せでのレスポンス時間を改善することができます。PostgreSQLのJDBCドライバにはクライアント結果キャッシュの機能はありませんが、pgpool-IIのようなミドルウェアを組合せることで同様のクエリキャッシュ機能が実現可能です。</text:p>
      <text:p text:style-name="P99"/>
      <text:h text:style-name="P135" text:outline-level="3">透過的アプリケーション・フェイルオーバー</text:h>
      <text:p text:style-name="P100">OCIドライバでは接続先のデータベース・インスタンスがダウンした場合でも、データベースに自動的に再接続できる機能が提供されます。PostgreSQLのJDBCドライバにはアプリケーション・フェイルオーバーの機能はありませんが、pgpool-IIのようなミドルウェアを組合せることで同様のフェイルオーバー機能が実現可能です。</text:p>
      <text:p text:style-name="P107"/>
      <text:h text:style-name="P140" text:outline-level="3"><text:span text:style-name="T53">OCI</text:span><text:span text:style-name="T17">ネイティブXA</text:span></text:h>
      <text:p text:style-name="P101"><text:s/>OCIドライバにはネイティブXAと呼ばれる機能が用意されています。この機能により、ネイティブAPIを使用してXAコマンドを送信できます。</text:p>
      <text:p text:style-name="P101"/>
      <text:h text:style-name="P130" text:outline-level="2"><text:bookmark-start text:name="__RefHeading__3214_1705757749"/>JDBCドライバのデータベース接続文字列の違い<text:bookmark-end text:name="__RefHeading__3214_1705757749"/></text:h>
      <text:p text:style-name="P70"><text:span text:style-name="T48">JDBCの標準機能を使って実装されているアプリケーションであれば、ほとんど書き換えることなく移行することができます</text:span><text:span text:style-name="T54">が、JDBCドライバのクラス名、データベース接続時のURL文字列はDBMSに依存しますので、変更が必要になります。</text:span></text:p>
      <text:p text:style-name="P66"><text:tab/>【Oracleデータベースへの接続方法】</text:p>
      <table:table table:name="表7" table:style-name="表7">
        <table:table-column table:style-name="表7.A"/>
        <table:table-row>
          <table:table-cell table:style-name="表7.A1" office:value-type="string">
            <text:p text:style-name="P51"><text:span text:style-name="T55">Class.forName(</text:span><text:span text:style-name="T56">"oracle.jdbc.driver.OracleDriver"</text:span><text:span text:style-name="T55">);</text:span></text:p>
            <text:p text:style-name="P51"><text:span text:style-name="T55">Connection conn=DriverManager.getConnection(</text:span><text:span text:style-name="T56">"</text:span><text:span text:style-name="T57">jdbc:oracle:oci8:@oracle.techscore","scott","tiger</text:span><text:span text:style-name="T56">"</text:span><text:span text:style-name="T55">)</text:span></text:p>
          </table:table-cell>
        </table:table-row>
      </table:table>
      <text:p text:style-name="P65"><text:span text:style-name="T55"><text:tab/></text:span><text:span text:style-name="T18">【</text:span><text:span text:style-name="T55">PostgreSQL</text:span><text:span text:style-name="T18">データベースへの接続方法】</text:span></text:p>
      <table:table table:name="表8" table:style-name="表8">
        <table:table-column table:style-name="表8.A"/>
        <table:table-row>
          <table:table-cell table:style-name="表8.A1" office:value-type="string">
            <text:p text:style-name="P52"><text:span text:style-name="T55">Class.forName(</text:span><text:span text:style-name="T56">"org.postgresql.Driver"</text:span><text:span text:style-name="T55">);</text:span></text:p>
            <text:p text:style-name="P52"><text:span text:style-name="T55">Connection conn = DriverManager.getConnection(</text:span><text:span text:style-name="T56">"jdbc:postgresql://localhost/test?user=fred&amp;password=secret&amp;ssl=true"</text:span><text:span text:style-name="T55">);</text:span></text:p>
          </table:table-cell>
        </table:table-row>
      </table:table>
      <text:p text:style-name="P75"/>
      <text:p text:style-name="P75">ただし、このようなデータベース接続用の情報はアプリケーションのソースコード上に定義されることは稀で、アプリケーションが利用するフレームワークやアプリケーションサーバの設定ファイル上に定義するケースが一般的ですので、この場合は設定ファイルの変更のみで対応できます。</text:p>
      <text:p text:style-name="P73"/>
      <text:h text:style-name="P130" text:outline-level="2"><text:bookmark-start text:name="__RefHeading__3216_1705757749"/>マッピングされるデータ型の違い<text:bookmark-end text:name="__RefHeading__3216_1705757749"/></text:h>
      <text:p text:style-name="P73"/>
      <text:h text:style-name="P141" text:outline-level="3"><text:span text:style-name="T62">Date</text:span><text:span text:style-name="T21">型の取扱い</text:span></text:h>
      <text:p text:style-name="P142"><text:span text:style-name="T21">日付を表すDate型は、Oracleでは日付と時刻を両方保有します。一方でPostgreSQLでは日付のみを保有し、時刻は保有しません。</text:span><text:span text:style-name="T21"><text:note text:id="ftn5" text:note-class="footnote"><text:note-citation>5</text:note-citation><text:note-body><text:p text:style-name="P108"><text:span text:style-name="T62">時刻のみを表現する場合はtime型、日付と時刻を両方表現する場合はtimestamp</text:span><text:span text:style-name="T21">型を使います。</text:span></text:p></text:note-body></text:note></text:span><text:span text:style-name="T21">この違いがJDBCがデータベースからJavaオブジェクトへマッピングする際の挙動の違いとなって現れることがあります。</text:span></text:p>
      <text:p text:style-name="P103"><text:span text:style-name="T62">Oracleでは、</text:span><text:span text:style-name="T63">Date型で保有している時刻データを失わないため、</text:span><text:span text:style-name="T62">デフォルトで</text:span><text:span text:style-name="T63">Date型は</text:span><text:span text:style-name="T62">java.sql.Timestamp</text:span><text:span text:style-name="T63">にマッピングされます。そのため、データベースのDate型の</text:span><text:span text:style-name="T62">データを取り出した後、</text:span><text:span text:style-name="T63">Javaアプリケーションで時刻を保有していることを前提とした実装がされている場合があります。</text:span></text:p>
      <text:p text:style-name="P103"><text:span text:style-name="T63">一方でPostgreSQLはデータベースのDate型をjava.sql.Dateにマッピングし、時刻データを持たない前提ですので、</text:span><text:span text:style-name="T64">Oracleで使用していた「時刻を保有している前提」のアプリケーションはそのままPostgreSQLで稼動しないことがあり得ます。</text:span></text:p>
      <text:p text:style-name="P73"/>
      <text:h text:style-name="P131" text:outline-level="2"/>
      <text:h text:style-name="P132" text:outline-level="2"><text:bookmark-start text:name="__RefHeading__3218_1705757749"/>トランザクションの取扱い<text:bookmark-end text:name="__RefHeading__3218_1705757749"/></text:h>
      <text:p text:style-name="P72"/>
      <text:h text:style-name="P136" text:outline-level="3">DDL(Data Difinition Language)の暗黙的コミット</text:h>
      <text:p text:style-name="P106"><text:span text:style-name="T19">Oracleでは</text:span><text:span text:style-name="T20">CREATE TABLEやDROP TABLE</text:span><text:span text:style-name="T19">等のDDL文を実行した場合、明示的にCOMMITを実行しなくてもトランザクションがコミットされます（暗黙的コミット）が、PostgreSQLでは暗黙的コミットが行われません。</text:span></text:p>
      <text:p text:style-name="P102">そのため、DDL文を実行するアプリケーションがある場合、PostgreSQLで実行するアプリケーションには明示的にCOMMITを実行する処理を追加する必要があります。</text:p>
      <text:p text:style-name="P72"/>
      <text:h text:style-name="P137" text:outline-level="3">エラーが発生した場合の振る舞い</text:h>
      <text:p text:style-name="P102">複数のDML(Data Manipulation Language)文を実行するトランザクションの途中でエラーが発生した場合、OracleではCOMMITを実行することができ、正常に実行できたDML文の処理を確定することができます。</text:p>
      <text:p text:style-name="P95"><text:span text:style-name="T60">一方、PostgreSQLではトランザクションの途中でエラーが発生すると、</text:span><text:span text:style-name="T61">それ以降のDML文は無条件にエラーとなり、トランザクションをROLLBACKすることしかできなくなります。</text:span></text:p>
      <text:p text:style-name="P104">そのため、PostgreSQLにアクセスするJavaアプリケーションでは、DMLを実行する際の例外処理を見直す必要があります。</text:p>
      <text:p text:style-name="P104"/>
      <text:h text:style-name="P127" text:outline-level="2"><text:bookmark-start text:name="__RefHeading__1535_338010766"/>エラーメッセージ、エラーコードの違い<text:bookmark-end text:name="__RefHeading__1535_338010766"/></text:h>
      <text:p text:style-name="P76"><text:span text:style-name="T68">JDBCを利用したJavaアプリケーションでは、</text:span>データベースで発生した場合のエラーは例外クラス<text:span text:style-name="T68">java.sql.SQLExceptionとしてthrowされます。JavaアプリケーションではこのSQLExceptionをcatchし、内部にセットされたエラーコード、エラーメッセージを取り出して、エラーハンドリングを行います。</text:span></text:p>
      <text:p text:style-name="P86">ただし、OracleとPostgreSQLでは返されるエラーコード、エラーメッセージが異なるため、Oracleのエラーコード,</text:p>
      <text:p text:style-name="P76"><text:span text:style-name="T68">エラーメッセージを前提に実装されている部分は、PostgreSQLのエラーコード、エラーメッセージに合わせて書き換え</text:span><text:span text:style-name="T68">る必要があります。</text:span></text:p>
      <text:p text:style-name="P7">著者</text:p>
      <table:table table:name="表4" table:style-name="表4">
        <table:table-column table:style-name="表4.A" table:number-columns-repeated="3"/>
        <table:table-column table:style-name="表4.D"/>
        <table:table-row>
          <table:table-cell table:style-name="表4.A1" office:value-type="string">
            <text:p text:style-name="Table_20_Heading">版</text:p>
          </table:table-cell>
          <table:table-cell table:style-name="表4.A1" office:value-type="string">
            <text:p text:style-name="P26">所属企業・団体名</text:p>
          </table:table-cell>
          <table:table-cell table:style-name="表4.A1" office:value-type="string">
            <text:p text:style-name="Table_20_Heading">部署名</text:p>
          </table:table-cell>
          <table:table-cell table:style-name="表4.D1" office:value-type="string">
            <text:p text:style-name="Table_20_Heading">氏名</text:p>
          </table:table-cell>
        </table:table-row>
        <table:table-row>
          <table:table-cell table:style-name="表4.A3" table:number-rows-spanned="2" office:value-type="string">
            <text:p text:style-name="P45">アプリケーション移行調査編</text:p>
            <text:p text:style-name="P45"><text:span text:style-name="T82">1.0</text:span> （<text:span text:style-name="T65">2012</text:span>年度 WG<text:span text:style-name="T65">2</text:span>）</text:p>
          </table:table-cell>
          <table:table-cell table:style-name="表4.C2" office:value-type="string">
            <text:p text:style-name="P53"><text:span text:style-name="T65">TIS</text:span><text:span text:style-name="T22">株式会社</text:span></text:p>
          </table:table-cell>
          <table:table-cell table:style-name="表4.C2" office:value-type="string">
            <text:p text:style-name="P37">戦略技術センター</text:p>
          </table:table-cell>
          <table:table-cell table:style-name="表4.D2" office:value-type="string">
            <text:p text:style-name="P37">中西 剛紀</text:p>
          </table:table-cell>
        </table:table-row>
        <table:table-row>
          <table:covered-table-cell/>
          <table:table-cell table:style-name="表4.C3" office:value-type="string">
            <text:p text:style-name="Table_20_Contents"/>
          </table:table-cell>
          <table:table-cell table:style-name="表4.C3" office:value-type="string">
            <text:p text:style-name="Table_20_Contents"/>
          </table:table-cell>
          <table:table-cell table:style-name="表4.D3" office:value-type="string">
            <text:p text:style-name="Table_20_Contents"/>
          </table:table-cell>
        </table:table-row>
      </table:table>
      <text:p text:style-name="Table"/>
      <text:p text:style-name="P18"/>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2" svg:font-family="Mangal"/>
    <style:font-face style:name="OpenSymbol" svg:font-family="OpenSymbol"/>
    <style:font-face style:name="ＭＳ 明朝" svg:font-family="'ＭＳ 明朝', 'MS Mincho'" style:font-family-generic="roman"/>
    <style:font-face style:name="ＭＳ....." svg:font-family="ＭＳ....., ＭＳt..." style:font-family-generic="swiss"/>
    <style:font-face style:name="Courier New" svg:font-family="'Courier New'" style:font-family-generic="modern" style:font-pitch="fixed"/>
    <style:font-face style:name="IPAゴシック2" svg:font-family="IPAゴシック" style:font-family-generic="modern" style:font-pitch="fixed"/>
    <style:font-face style:name="IPAゴシック" svg:font-family="IPAゴシック" style:font-adornments="太字" style:font-family-generic="modern" style:font-pitch="fixed"/>
    <style:font-face style:name="IPAゴシック1" svg:font-family="IPAゴシック" style:font-adornments="標準" style:font-family-generic="modern" style:font-pitch="fixed"/>
    <style:font-face style:name="ＭＳ ゴシック" svg:font-family="'ＭＳ ゴシック', 'MS Gothic'" style:font-family-generic="modern" style:font-pitch="fixed"/>
    <style:font-face style:name="ＭＳ Ｐゴシック1" svg:font-family="'ＭＳ Ｐゴシック'" style:font-family-generic="modern" style:font-pitch="fixed"/>
    <style:font-face style:name="Mangal" svg:font-family="Mangal" style:font-pitch="variable"/>
    <style:font-face style:name="IPA Pゴシック1" svg:font-family="'IPA Pゴシック'" style:font-family-generic="modern" style:font-pitch="variable"/>
    <style:font-face style:name="IPA Pゴシック" svg:font-family="'IPA Pゴシック'" style:font-adornments="標準" style:font-family-generic="modern" style:font-pitch="variable"/>
    <style:font-face style:name="IPAゴシック3" svg:font-family="IPAゴシック" style:font-family-generic="modern" style:font-pitch="variable"/>
    <style:font-face style:name="Times New Roman1" svg:font-family="'Times New Roman'" style:font-family-generic="modern" style:font-pitch="variable"/>
    <style:font-face style:name="ＭＳ ゴシック1" svg:font-family="'ＭＳ ゴシック', 'MS Goth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0.5pt" style:language-asian="ja" style:country-asian="JP"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IPA Pゴシック" fo:font-size="9pt" style:font-name-asian="IPA Pゴシック" style:font-size-asian="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ＭＳ Ｐゴシック" style:font-size-asian="14pt" style:font-name-complex="Mangal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_39_91.メインタイトル" style:display-name="991.メインタイトル" style:family="paragraph" style:parent-style-name="Standard">
      <style:paragraph-properties style:line-height-at-least="0cm" fo:text-align="end" style:justify-single-word="false"/>
      <style:text-properties style:font-name="IPAゴシック" fo:font-size="24pt" fo:font-weight="bold" style:font-name-asian="IPAゴシック" style:font-size-asian="24pt" style:font-style-asian="normal" style:font-weight-asian="bold"/>
    </style:style>
    <style:style style:name="_39_92.サブタイトル" style:display-name="992.サブタイトル" style:family="paragraph" style:parent-style-name="Standard">
      <style:paragraph-properties style:line-height-at-least="0cm" fo:text-align="end" style:justify-single-word="false"/>
      <style:text-properties style:font-name="IPAゴシック1" fo:font-size="16pt" style:font-name-asian="IPAゴシック1" style:font-size-asian="16pt"/>
    </style:style>
    <style:style style:name="Object_20_index_20_heading" style:display-name="Object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_39_93.見出し大_28_その他_29_" style:display-name="993.見出し大(その他)" style:family="paragraph" style:parent-style-name="Standard">
      <style:text-properties fo:font-size="16pt" style:font-size-asian="16pt"/>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_39_4.表内" style:display-name="94.表内" style:family="paragraph" style:parent-style-name="Standard">
      <style:paragraph-properties fo:line-height="0.423cm" fo:text-align="start" style:justify-single-word="false"/>
      <style:text-properties fo:font-size="8pt" style:font-size-asian="8pt"/>
    </style:style>
    <style:style style:name="_32_.本文_ff08_中見出し_ff09_" style:display-name="2.本文（中見出し）" style:family="paragraph" style:parent-style-name="Standard" style:default-outline-level="" style:list-style-name="">
      <style:paragraph-properties fo:margin="100%" fo:margin-left="1.334cm" fo:margin-right="0cm" fo:margin-top="0cm" fo:margin-bottom="0cm" style:contextual-spacing="false" style:line-height-at-least="0.423cm" fo:text-align="start" style:justify-single-word="false" fo:text-indent="0.185cm" style:auto-text-indent="false">
        <style:tab-stops/>
      </style:paragraph-properties>
    </style:style>
    <style:style style:name="_39_94.見出し中_28_その他_29_" style:display-name="994.見出し中(その他)" style:family="paragraph" style:parent-style-name="Standard">
      <style:paragraph-properties fo:margin="100%" fo:margin-left="0.667cm" fo:margin-right="0cm" fo:margin-top="0cm" fo:margin-bottom="0cm" style:contextual-spacing="false" fo:text-indent="0cm" style:auto-text-indent="false"/>
      <style:text-properties fo:font-size="14pt" style:font-size-asian="14pt"/>
    </style:style>
    <style:style style:name="Contents_20_2" style:display-name="Contents 2" style:family="paragraph" style:parent-style-name="Standard" style:next-style-name="Standard" style:class="index">
      <style:paragraph-properties fo:margin="100%" fo:margin-left="0.318cm" fo:margin-right="0cm" fo:margin-top="0cm" fo:margin-bottom="0cm" style:contextual-spacing="false" fo:text-indent="0cm" style:auto-text-indent="false"/>
    </style:style>
    <style:style style:name="Contents_20_1" style:display-name="Contents 1" style:family="paragraph" style:parent-style-name="Standard" style:next-style-name="Standard" style:class="index"/>
    <style:style style:name="_31_.大見出し" style:display-name="1.大見出し" style:family="paragraph" style:parent-style-name="Standard" style:next-style-name="_31_.本文_28_大見出し_29_" style:default-outline-level="1">
      <style:paragraph-properties style:shadow="none"/>
      <style:text-properties fo:font-size="16pt" fo:font-style="italic" fo:font-weight="bold" style:font-size-asian="16pt" style:font-style-asian="italic" style:font-weight-asian="bold"/>
    </style:style>
    <style:style style:name="_31_.本文_28_大見出し_29_" style:display-name="1.本文(大見出し)" style:family="paragraph" style:parent-style-name="Standard" style:default-outline-level="" style:list-style-name="">
      <style:paragraph-properties fo:margin="100%" fo:margin-left="0.667cm" fo:margin-right="0cm" fo:margin-top="0cm" fo:margin-bottom="0cm" style:contextual-spacing="false" style:line-height-at-least="0.423cm" fo:text-align="start" style:justify-single-word="false" fo:text-indent="0.185cm" style:auto-text-indent="false" fo:background-color="transparent">
        <style:tab-stops/>
        <style:background-image/>
      </style:paragraph-properties>
      <style:text-properties style:font-name-complex="ＭＳ 明朝"/>
    </style:style>
    <style:style style:name="_32_.中見出し" style:display-name="2.中見出し" style:family="paragraph" style:parent-style-name="Standard" style:next-style-name="_32_.本文_ff08_中見出し_ff09_" style:default-outline-level="2">
      <style:paragraph-properties fo:margin="100%" fo:margin-left="0.667cm" fo:margin-right="0cm" fo:margin-top="0cm" fo:margin-bottom="0cm" style:contextual-spacing="false" fo:text-indent="0cm" style:auto-text-indent="false"/>
      <style:text-properties fo:font-size="12pt" fo:font-weight="bold" style:font-size-asian="12pt" style:font-weight-asian="bold"/>
    </style:style>
    <style:style style:name="_39_5.注意_28_大見出し_29_" style:display-name="95.注意(大見出し)" style:family="paragraph" style:parent-style-name="Standard">
      <style:paragraph-properties fo:margin="100%" fo:margin-left="1.3cm" fo:margin-right="0cm" fo:margin-top="0cm" fo:margin-bottom="0cm" style:contextual-spacing="false" fo:line-height="0.423cm" fo:text-align="start" style:justify-single-word="false" fo:text-indent="-0.64cm" style:auto-text-indent="false">
        <style:tab-stops/>
      </style:paragraph-properties>
      <style:text-properties style:language-asian="ja" style:country-asian="JP"/>
    </style:style>
    <style:style style:name="_33_.小見出し" style:display-name="3.小見出し" style:family="paragraph" style:parent-style-name="Standard" style:next-style-name="_33_.本文_28_小見出し_29_" style:default-outline-level="3">
      <style:paragraph-properties fo:margin="100%" fo:margin-left="1.334cm" fo:margin-right="0cm" fo:margin-top="0cm" fo:margin-bottom="0cm" style:contextual-spacing="false" fo:text-indent="0cm" style:auto-text-indent="false"/>
      <style:text-properties fo:font-size="12pt" fo:font-weight="bold" style:font-size-asian="12pt" style:font-weight-asian="bold"/>
    </style:style>
    <style:style style:name="_33_.本文_28_小見出し_29_" style:display-name="3.本文(小見出し)" style:family="paragraph" style:parent-style-name="Standard" style:default-outline-level="" style:list-style-name="">
      <style:paragraph-properties fo:margin="100%" fo:margin-left="2cm" fo:margin-right="0cm" fo:margin-top="0cm" fo:margin-bottom="0cm" style:contextual-spacing="false" style:line-height-at-least="0.423cm" fo:text-align="start" style:justify-single-word="false" fo:text-indent="0.185cm" style:auto-text-indent="false">
        <style:tab-stops/>
      </style:paragraph-properties>
    </style:style>
    <style:style style:name="_39_0.構文" style:display-name="90.構文" style:family="paragraph" style:parent-style-name="Standard">
      <style:paragraph-properties fo:line-height="0.423cm"/>
    </style:style>
    <style:style style:name="_39_7.注意_28_小見出し_29_" style:display-name="97.注意(小見出し)" style:family="paragraph" style:parent-style-name="Standard">
      <style:paragraph-properties fo:margin="100%" fo:margin-left="2.649cm" fo:margin-right="0cm" fo:margin-top="0cm" fo:margin-bottom="0cm" style:contextual-spacing="false" fo:line-height="0.423cm" fo:text-align="start" style:justify-single-word="false" fo:text-indent="-0.64cm" style:auto-text-indent="false">
        <style:tab-stops/>
      </style:paragraph-properties>
    </style:style>
    <style:style style:name="_39_6.注意_28_中見出し_29_" style:display-name="96.注意(中見出し)" style:family="paragraph" style:parent-style-name="Standard">
      <style:paragraph-properties fo:margin="100%" fo:margin-left="2cm" fo:margin-right="0cm" fo:margin-top="0cm" fo:margin-bottom="0cm" style:contextual-spacing="false" fo:line-height="0.423cm" fo:text-align="start" style:justify-single-word="false" fo:text-indent="-0.67cm" style:auto-text-indent="false">
        <style:tab-stops/>
      </style:paragraph-properties>
      <style:text-properties style:language-asian="ja" style:country-asian="JP"/>
    </style:style>
    <style:style style:name="_39_1.例題" style:display-name="91.例題" style:family="paragraph" style:parent-style-name="_33_.本文_28_小見出し_29_">
      <style:paragraph-properties fo:margin="100%" fo:margin-left="1.411cm" fo:margin-right="0cm" fo:margin-top="0cm" fo:margin-bottom="0cm" style:contextual-spacing="false" fo:text-indent="-0.353cm" style:auto-text-indent="false"/>
    </style:style>
    <style:style style:name="_39_2.操作例" style:display-name="92.操作例" style:family="paragraph" style:parent-style-name="Standard">
      <style:paragraph-properties fo:line-height="0.318cm"/>
      <style:text-properties fo:font-size="8pt" style:font-size-asian="8pt"/>
    </style:style>
    <style:style style:name="_39_3.表題" style:display-name="93.表題" style:family="paragraph" style:parent-style-name="Standard">
      <style:paragraph-properties fo:margin="100%" fo:margin-left="1.058cm" fo:margin-right="0cm" fo:margin-top="0cm" fo:margin-bottom="0cm" style:contextual-spacing="false" fo:line-height="0.423cm" fo:text-indent="0cm" style:auto-text-indent="false"/>
      <style:text-properties style:font-name-complex="ＭＳ 明朝"/>
    </style:style>
    <style:style style:name="Contents_20_Heading" style:display-name="Contents Heading" style:family="paragraph" style:parent-style-name="Heading" style:next-style-name="Contents_20_1"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next-style-name="Header_20_left"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_3f__3f_" style:display-name="WW-??" style:family="paragraph"/>
    <style:style style:name="WW-_3f__3f__3f__3f_" style:display-name="WW-????" style:family="paragraph"/>
    <style:style style:name="WW-_3f__3f__3f_" style:display-name="WW-???" style:family="paragraph"/>
    <style:style style:name="Default_7e_LT_7e_Gliederung_20_1" style:display-name="Default~LT~Gliederung 1" style:family="paragraph">
      <style:paragraph-properties fo:margin-top="0cm" fo:margin-bottom="0.499cm" style:contextual-spacing="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cm" fo:margin-bottom="0.4cm"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1" style:display-name="WW-????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 style:display-name="WW-??????"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 style:display-name="WW-?????????" style:family="paragraph">
      <style:paragraph-properties style:text-autospace="none"/>
      <style:text-properties style:letter-kerning="true"/>
    </style:style>
    <style:style style:name="WW-_3f__3f_1" style:display-name="WW-??1" style:family="paragraph">
      <style:paragraph-properties style:text-autospace="none"/>
      <style:text-properties style:letter-kerning="true"/>
    </style:style>
    <style:style style:name="WW-_3f__3f__3f_1" style:display-name="WW-???1"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 style:family="paragraph">
      <style:paragraph-properties fo:text-align="start" style:justify-single-word="false" style:text-autospace="none"/>
      <style:text-properties fo:color="#000000" style:font-name="ＭＳ....." fo:font-size="12pt" style:font-name-asian="ＭＳ....." style:font-size-asian="12pt" style:font-name-complex="ＭＳ....." style:font-size-complex="12pt"/>
    </style:style>
    <style:style style:name="WW-_3f__3f_12" style:display-name="WW-??12" style:family="paragraph"/>
    <style:style style:name="WW-_3f__3f__3f__3f_12" style:display-name="WW-????12" style:family="paragraph"/>
    <style:style style:name="WW-_3f__3f__3f_12" style:display-name="WW-???12" style:family="paragraph"/>
    <style:style style:name="WW-_3f__3f__3f__3f_123" style:display-name="WW-????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1" style:display-name="WW-??????1"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1" style:display-name="WW-?????????1" style:family="paragraph">
      <style:paragraph-properties style:text-autospace="none"/>
      <style:text-properties style:letter-kerning="true"/>
    </style:style>
    <style:style style:name="WW-_3f__3f_123" style:display-name="WW-??123" style:family="paragraph">
      <style:paragraph-properties style:text-autospace="none"/>
      <style:text-properties style:letter-kerning="true"/>
    </style:style>
    <style:style style:name="WW-_3f__3f__3f_123" style:display-name="WW-???123"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fo:font-size="8pt" style:font-size-asian="8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ＭＳ Ｐ明朝" style:font-size-asian="18pt" style:font-weight-asian="bold" style:font-name-complex="Mang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ＭＳ Ｐ明朝" style:font-size-asian="14pt" style:font-weight-asian="bold" style:font-name-complex="Mang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1" style:font-size-complex="12pt" style:font-weight-complex="bold"/>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size="8pt" fo:font-weight="bold" style:font-size-asian="8pt" style:font-weight-asian="bold" style:font-weight-complex="bold"/>
    </style:style>
    <style:style style:name="Illustration" style:family="paragraph" style:parent-style-name="Caption" style:class="extra">
      <style:paragraph-properties fo:text-align="center" style:justify-single-word="false"/>
      <style:text-properties fo:font-size="9pt" style:font-size-asian="9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Table" style:family="paragraph" style:parent-style-name="Caption" style:class="extra" style:master-page-name="">
      <style:paragraph-properties fo:text-align="center" style:justify-single-word="false" style:page-number="auto" fo:background-color="transparent" style:shadow="none" style:vertical-align="baseline" style:snap-to-layout-grid="false">
        <style:tab-stops/>
        <style:drop-cap/>
        <style:background-image/>
      </style:paragraph-properties>
      <style:text-properties fo:font-size="9pt" style:font-size-asian="9pt"/>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ＭＳ Ｐゴシック1"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none" style:vertical-pos="top" style:vertical-rel="paragraph-content" style:horizontal-pos="center" style:horizontal-rel="paragraph-content">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2.305cm" fo:text-indent="-0.4cm" fo:margin-left="2.30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706cm" fo:text-indent="-0.4cm" fo:margin-left="2.7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104cm" fo:text-indent="-0.4cm" fo:margin-left="3.10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505cm" fo:text-indent="-0.4cm" fo:margin-left="3.50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905cm" fo:text-indent="-0.4cm" fo:margin-left="3.90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306cm" fo:text-indent="-0.4cm" fo:margin-left="4.30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4.704cm" fo:text-indent="-0.4cm" fo:margin-left="4.70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105cm" fo:text-indent="-0.4cm" fo:margin-left="5.10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5.505cm" fo:text-indent="-0.4cm" fo:margin-left="5.50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5.906cm" fo:text-indent="-0.4cm" fo:margin-left="5.906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text-properties style:font-name="ＭＳ ゴシック" fo:font-size="6pt" style:font-size-asian="6pt" style:font-size-complex="6pt"/>
    </style:style>
    <style:style style:name="MP4" style:family="paragraph">
      <style:paragraph-properties fo:text-align="end"/>
    </style:style>
    <style:style style:name="MP5" style:family="paragraph">
      <style:paragraph-properties fo:text-align="end"/>
      <style:text-properties style:font-name="IPAゴシック2" fo:font-size="6pt" style:font-size-asian="6pt" style:font-size-complex="6pt"/>
    </style:style>
    <style:style style:name="MP6" style:family="paragraph">
      <style:text-properties style:font-name="IPA Pゴシック1" fo:font-size="6pt" style:font-size-asian="6pt" style:font-size-complex="6pt"/>
    </style:style>
    <style:style style:name="MT1" style:family="text">
      <style:text-properties style:font-name="ＭＳ ゴシック" fo:font-size="6pt" style:font-size-asian="6pt" style:font-size-complex="6pt"/>
    </style:style>
    <style:style style:name="MT2" style:family="text">
      <style:text-properties style:language-asian="ja" style:country-asian="JP"/>
    </style:style>
    <style:style style:name="MT3" style:family="text">
      <style:text-properties style:font-name="IPAゴシック2"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14pt double #000000" fo:border-left="none" fo:border-right="none" style:border-line-width-bottom="0cm 0.004cm 0.002cm" fo:padding="0.049cm" style:shadow="none" fo:background-color="transparent" style:dynamic-spacing="false">
          <style:background-image/>
        </style:header-footer-properties>
      </style:header-style>
      <style:footer-style>
        <style:header-footer-properties fo:min-height="0cm" fo:margin-left="0cm" fo:margin-right="0cm" fo:margin-top="0.499cm" fo:border-top="0.14pt double #000000" fo:border-bottom="none" fo:border-left="none" fo:border-right="none" style:border-line-width-top="0cm 0.004cm 0.002cm" fo:padding="0.049cm" style:shadow="non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fo:background-color="transparent">
          <style:background-image/>
        </style:header-footer-properties>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Left_20_Page">
      <style:header>
        <text:p text:style-name="Header_20_right"><draw:frame draw:style-name="Mfr1" draw:name="グラフィックス3" text:anchor-type="paragraph" svg:x="0.12cm" svg:y="-0.473cm" svg:width="3cm" svg:height="0.891cm" draw:z-index="0"><draw:image xlink:href="Pictures/100000000000049D0000015E34831C08.jpg" xlink:type="simple" xlink:show="embed" xlink:actuate="onLoad"/></draw:frame></text:p>
      </style:header>
      <style:header-left>
        <text:p text:style-name="Header_20_right"><draw:frame draw:style-name="Mfr1" draw:name="グラフィックス2" text:anchor-type="paragraph" svg:x="0.12cm" svg:y="-0.473cm" svg:width="3cm" svg:height="0.891cm" draw:z-index="0"><draw:image xlink:href="Pictures/100000000000049D0000015E34831C08.jpg" xlink:type="simple" xlink:show="embed" xlink:actuate="onLoad"/></draw:frame></text:p>
      </style:header-left>
      <style:footer>
        <text:p text:style-name="MP1"><draw:frame text:anchor-type="paragraph" draw:z-index="2" draw:style-name="Mgr1" draw:text-style-name="MP3" svg:width="7.818cm" svg:height="0.458cm" svg:x="9.239cm" svg:y="0.071cm"><draw:text-box><text:p text:style-name="MP2"><text:span text:style-name="MT1">Copyright © 2013 PostgreSQL Enterprise Consortium All Rights Reserved.</text:span></text:p></draw:text-box></draw:frame><text:page-number text:select-page="current">5</text:page-number><text:span text:style-name="MT2">/</text:span><text:span text:style-name="MT2"><text:page-count>10</text:page-count></text:span></text:p>
      </style:footer>
    </style:master-page>
    <style:master-page style:name="First_20_Page" style:display-name="First Page" style:page-layout-name="Mpm2" style:next-style-name="Left_20_Page">
      <style:header>
        <text:p text:style-name="Header"><draw:frame draw:style-name="Mfr1" draw:name="グラフィックス1" text:anchor-type="paragraph" svg:x="0.131cm" svg:y="-0.45cm" svg:width="3cm" svg:height="0.891cm" draw:z-index="21"><draw:image xlink:href="Pictures/100000000000049D0000015E34831C08.jpg" xlink:type="simple" xlink:show="embed" xlink:actuate="onLoad"/></draw:frame></text:p>
      </style:header>
      <style:footer>
        <text:p text:style-name="Footer"><draw:frame text:anchor-type="paragraph" draw:z-index="1" draw:style-name="Mgr1" draw:text-style-name="MP5" svg:width="7.818cm" svg:height="0.458cm" svg:x="9.239cm" svg:y="0.071cm"><draw:text-box><text:p text:style-name="MP4"><text:span text:style-name="MT3">© 2013 PostgreSQL Enterprise Consortium </text:span></text:p></draw:text-box></draw:frame></text:p>
      </style:footer>
    </style:master-page>
    <style:master-page style:name="Index" style:page-layout-name="Mpm3"/>
    <style:master-page style:name="Right_20_Page" style:display-name="Right Page" style:page-layout-name="Mpm4" style:next-style-name="Left_20_Page">
      <style:header>
        <text:p text:style-name="Header"><draw:frame draw:style-name="Mfr1" draw:name="グラフィックス4" text:anchor-type="paragraph" svg:x="13.899cm" svg:y="-0.45cm" svg:width="3cm" svg:height="0.891cm" draw:z-index="19"><draw:image xlink:href="Pictures/100000000000049D0000015E34831C08.jpg" xlink:type="simple" xlink:show="embed" xlink:actuate="onLoad"/></draw:frame></text:p>
      </style:header>
      <style:footer>
        <text:p text:style-name="MP1"><draw:frame text:anchor-type="paragraph" draw:z-index="11" draw:style-name="Mgr1" draw:text-style-name="MP3" svg:width="7.818cm" svg:height="0.458cm" svg:x="9.239cm" svg:y="0.071cm"><draw:text-box><text:p text:style-name="MP4"><text:span text:style-name="MT3">© 2013 PostgreSQL Enterprise Consortium </text:span></text:p></draw:text-box></draw:frame><text:page-number text:select-page="current">9</text:page-number><text:span text:style-name="MT2">/</text:span><text:span text:style-name="MT2"><text:page-count>10</text:page-count></text:span></text:p>
      </style:footer>
    </style:master-page>
    <style:master-page style:name="Left_20_Page" style:display-name="Left Page" style:page-layout-name="Mpm5" style:next-style-name="Right_20_Page">
      <style:header>
        <text:p text:style-name="Header"><draw:frame draw:style-name="Mfr1" draw:name="グラフィックス6" text:anchor-type="paragraph" svg:x="0.131cm" svg:y="-0.45cm" svg:width="3cm" svg:height="0.891cm" draw:z-index="16"><draw:image xlink:href="Pictures/100000000000049D0000015E34831C08.jpg" xlink:type="simple" xlink:show="embed" xlink:actuate="onLoad"/></draw:frame></text:p>
      </style:header>
      <style:footer>
        <text:p text:style-name="MP1"><draw:frame text:anchor-type="paragraph" draw:z-index="7" draw:style-name="Mgr1" draw:text-style-name="MP6" svg:width="7.818cm" svg:height="0.458cm" svg:x="9.239cm" svg:y="0.071cm"><draw:text-box><text:p text:style-name="MP4"><text:span text:style-name="MT3">© 2013 PostgreSQL Enterprise Consortium </text:span></text:p></draw:text-box></draw:frame><text:page-number text:select-page="current">10</text:page-number><text:span text:style-name="MT2">/</text:span><text:span text:style-name="MT2"><text:page-count>10</text:page-count></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2T11:13:31.72</meta:creation-date>
    <meta:editing-duration>PT12H1M42S</meta:editing-duration>
    <meta:editing-cycles>57</meta:editing-cycles>
    <meta:generator>LibreOffice/3.6$Windows_x86 LibreOffice_project/2ef5aff-a6fb0ff-166bdff-cf087ad-0f1389</meta:generator>
    <dc:date>2013-03-27T15:07:55.16</dc:date>
    <dc:title>PGECons技術ドキュメントテンプレート Ver.3</dc:title>
    <meta:document-statistic meta:table-count="9" meta:image-count="6" meta:object-count="0" meta:page-count="10" meta:paragraph-count="229" meta:word-count="6381" meta:character-count="9505" meta:non-whitespace-character-count="9388"/>
  </office:meta>
</office:document-meta>
</file>